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Kp</text:p>
          </table:table-cell>
          <table:table-cell office:value-type="string">
            <text:p><text:s/>0.5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2">
          <table:table-cell office:value-type="string">
            <text:p>Ki</text:p>
          </table:table-cell>
          <table:table-cell office:value-type="string">
            <text:p><text:s/>0</text:p>
          </table:table-cell>
          <table:table-cell/>
          <table:table-cell office:value-type="string">
            <text:p>Ku:</text:p>
          </table:table-cell>
          <table:table-cell table:style-name="ce3" office:value-type="float" office:value="0.5">
            <text:p>0.500000</text:p>
          </table:table-cell>
          <table:table-cell table:number-columns-repeated="6"/>
        </table:table-row>
        <table:table-row table:style-name="ro2">
          <table:table-cell office:value-type="string">
            <text:p>Kd</text:p>
          </table:table-cell>
          <table:table-cell office:value-type="string">
            <text:p><text:s/>0</text:p>
          </table:table-cell>
          <table:table-cell/>
          <table:table-cell office:value-type="string">
            <text:p>Tu:</text:p>
          </table:table-cell>
          <table:table-cell table:style-name="ce3" office:value-type="float" office:value="3.8583">
            <text:p>3.858300</text:p>
          </table:table-cell>
          <table:table-cell table:number-columns-repeated="6"/>
        </table:table-row>
        <table:table-row table:style-name="ro2">
          <table:table-cell office:value-type="string">
            <text:p>tau</text:p>
          </table:table-cell>
          <table:table-cell office:value-type="string">
            <text:p><text:s/>0.025</text:p>
          </table:table-cell>
          <table:table-cell/>
          <table:table-cell table:style-name="ce2" office:value-type="string" table:number-columns-spanned="2" table:number-rows-spanned="1">
            <text:p>PI</text:p>
          </table:table-cell>
          <table:covered-table-cell table:style-name="ce3"/>
          <table:table-cell table:style-name="ce2" office:value-type="string" table:number-columns-spanned="2" table:number-rows-spanned="1">
            <text:p>No Overshoot</text:p>
          </table:table-cell>
          <table:covered-table-cell/>
          <table:table-cell table:style-name="ce2" office:value-type="string" table:number-columns-spanned="2" table:number-rows-spanned="1">
            <text:p>Some Overshoot</text:p>
          </table:table-cell>
          <table:covered-table-cell/>
          <table:table-cell table:style-name="ce2" office:value-type="string" table:number-columns-spanned="2" table:number-rows-spanned="1">
            <text:p>PID</text:p>
          </table:table-cell>
          <table:covered-table-cell/>
        </table:table-row>
        <table:table-row table:style-name="ro2">
          <table:table-cell office:value-type="string">
            <text:p>limMin</text:p>
          </table:table-cell>
          <table:table-cell office:value-type="string">
            <text:p><text:s/>0.25</text:p>
          </table:table-cell>
          <table:table-cell/>
          <table:table-cell office:value-type="string">
            <text:p>Kp:</text:p>
          </table:table-cell>
          <table:table-cell table:style-name="ce3" table:formula="of:=0.45*[.E2]" office:value-type="float" office:value="0.225">
            <text:p>0.225000</text:p>
          </table:table-cell>
          <table:table-cell office:value-type="string">
            <text:p>Kp:</text:p>
          </table:table-cell>
          <table:table-cell table:formula="of:=0.2*[.E2]" office:value-type="float" office:value="0.1">
            <text:p>0.1</text:p>
          </table:table-cell>
          <table:table-cell office:value-type="string">
            <text:p>Kp:</text:p>
          </table:table-cell>
          <table:table-cell table:formula="of:=0.33*[.E2]" office:value-type="float" office:value="0.165">
            <text:p>0.165</text:p>
          </table:table-cell>
          <table:table-cell office:value-type="string">
            <text:p>Kp:</text:p>
          </table:table-cell>
          <table:table-cell table:formula="of:=0.6*[.E2]" office:value-type="float" office:value="0.3">
            <text:p>0.3</text:p>
          </table:table-cell>
        </table:table-row>
        <table:table-row table:style-name="ro2">
          <table:table-cell office:value-type="string">
            <text:p>limMax</text:p>
          </table:table-cell>
          <table:table-cell office:value-type="string">
            <text:p><text:s/>0.78</text:p>
          </table:table-cell>
          <table:table-cell/>
          <table:table-cell office:value-type="string">
            <text:p>Ki:</text:p>
          </table:table-cell>
          <table:table-cell table:style-name="ce3" table:formula="of:=0.54/[.E3]" office:value-type="float" office:value="0.139958012596221">
            <text:p>0.139958</text:p>
          </table:table-cell>
          <table:table-cell office:value-type="string">
            <text:p>Ki:</text:p>
          </table:table-cell>
          <table:table-cell table:formula="of:=0.4/[.E3]" office:value-type="float" office:value="0.103672601923127">
            <text:p>0.1036726019</text:p>
          </table:table-cell>
          <table:table-cell office:value-type="string">
            <text:p>Ki:</text:p>
          </table:table-cell>
          <table:table-cell table:formula="of:=0.66/[.E3]" office:value-type="float" office:value="0.171059793173159">
            <text:p>0.1710597932</text:p>
          </table:table-cell>
          <table:table-cell office:value-type="string">
            <text:p>Ki:</text:p>
          </table:table-cell>
          <table:table-cell table:formula="of:=1.2/[.E3]" office:value-type="float" office:value="0.31101780576938">
            <text:p>0.3110178058</text:p>
          </table:table-cell>
        </table:table-row>
        <table:table-row table:style-name="ro2">
          <table:table-cell office:value-type="string">
            <text:p>intLimMin</text:p>
          </table:table-cell>
          <table:table-cell office:value-type="string">
            <text:p><text:s/>0.25</text:p>
          </table:table-cell>
          <table:table-cell table:number-columns-repeated="2"/>
          <table:table-cell table:style-name="ce3"/>
          <table:table-cell office:value-type="string">
            <text:p>Kd:</text:p>
          </table:table-cell>
          <table:table-cell table:formula="of:=0.066*[.E2]*[.E3]" office:value-type="float" office:value="0.1273239">
            <text:p>0.1273239</text:p>
          </table:table-cell>
          <table:table-cell office:value-type="string">
            <text:p>Kd:</text:p>
          </table:table-cell>
          <table:table-cell table:formula="of:=0.11*[.E2]*[.E3]" office:value-type="float" office:value="0.2122065">
            <text:p>0.2122065</text:p>
          </table:table-cell>
          <table:table-cell office:value-type="string">
            <text:p>Kd:</text:p>
          </table:table-cell>
          <table:table-cell table:formula="of:=0.075*[.E2]*[.E3]" office:value-type="float" office:value="0.14468625">
            <text:p>0.14468625</text:p>
          </table:table-cell>
        </table:table-row>
        <table:table-row table:style-name="ro1">
          <table:table-cell office:value-type="string">
            <text:p>intLimMax</text:p>
          </table:table-cell>
          <table:table-cell office:value-type="string">
            <text:p><text:s/>0.5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string">
            <text:p>holdSpeed</text:p>
          </table:table-cell>
          <table:table-cell office:value-type="string">
            <text:p><text:s/>18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office:value-type="string">
            <text:p><text:s/>0.05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string">
            <text:p>setpoint</text:p>
          </table:table-cell>
          <table:table-cell office:value-type="string">
            <text:p><text:s/>180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>
            <draw:frame table:end-cell-address="Tabelle1.Q43" table:end-x="2.238cm" table:end-y="0.058cm" draw:z-index="0" draw:style-name="gr1" draw:text-style-name="P1" svg:width="22.069cm" svg:height="13.922cm" svg:x="0.817cm" svg:y="0.137cm">
              <draw:object draw:notify-on-update-of-ranges="Tabelle1.C12:Tabelle1.C12 Tabelle1.C13:Tabelle1.C475 Tabelle1.E12:Tabelle1.E12 Tabelle1.E13:Tabelle1.E47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0.153198">
            <text:p>0.153198</text:p>
          </table:table-cell>
          <table:table-cell office:value-type="float" office:value="27.5245">
            <text:p>27.5245</text:p>
          </table:table-cell>
          <table:table-cell office:value-type="float" office:value="152.476">
            <text:p>152.47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303223">
            <text:p>0.303223</text:p>
          </table:table-cell>
          <table:table-cell office:value-type="float" office:value="27.4622">
            <text:p>27.4622</text:p>
          </table:table-cell>
          <table:table-cell office:value-type="float" office:value="152.538">
            <text:p>152.53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404785">
            <text:p>0.404785</text:p>
          </table:table-cell>
          <table:table-cell office:value-type="float" office:value="27.4182">
            <text:p>27.4182</text:p>
          </table:table-cell>
          <table:table-cell office:value-type="float" office:value="152.582">
            <text:p>152.58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512085">
            <text:p>0.512085</text:p>
          </table:table-cell>
          <table:table-cell office:value-type="float" office:value="27.3685">
            <text:p>27.3685</text:p>
          </table:table-cell>
          <table:table-cell office:value-type="float" office:value="152.632">
            <text:p>152.63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61377">
            <text:p>0.61377</text:p>
          </table:table-cell>
          <table:table-cell office:value-type="float" office:value="27.3168">
            <text:p>27.3168</text:p>
          </table:table-cell>
          <table:table-cell office:value-type="float" office:value="152.683">
            <text:p>152.68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716309">
            <text:p>0.716309</text:p>
          </table:table-cell>
          <table:table-cell office:value-type="float" office:value="27.2592">
            <text:p>27.2592</text:p>
          </table:table-cell>
          <table:table-cell office:value-type="float" office:value="152.741">
            <text:p>152.74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822021">
            <text:p>0.822021</text:p>
          </table:table-cell>
          <table:table-cell office:value-type="float" office:value="27.1927">
            <text:p>27.1927</text:p>
          </table:table-cell>
          <table:table-cell office:value-type="float" office:value="152.807">
            <text:p>152.80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0.929565">
            <text:p>0.929565</text:p>
          </table:table-cell>
          <table:table-cell office:value-type="float" office:value="27.1167">
            <text:p>27.1167</text:p>
          </table:table-cell>
          <table:table-cell office:value-type="float" office:value="152.883">
            <text:p>152.88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03113">
            <text:p>1.03113</text:p>
          </table:table-cell>
          <table:table-cell office:value-type="float" office:value="27.0363">
            <text:p>27.0363</text:p>
          </table:table-cell>
          <table:table-cell office:value-type="float" office:value="152.964">
            <text:p>152.96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13391">
            <text:p>1.13391</text:p>
          </table:table-cell>
          <table:table-cell office:value-type="float" office:value="26.946">
            <text:p>26.946</text:p>
          </table:table-cell>
          <table:table-cell office:value-type="float" office:value="153.054">
            <text:p>153.05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23425">
            <text:p>1.23425</text:p>
          </table:table-cell>
          <table:table-cell office:value-type="float" office:value="26.8488">
            <text:p>26.8488</text:p>
          </table:table-cell>
          <table:table-cell office:value-type="float" office:value="153.151">
            <text:p>153.15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33777">
            <text:p>1.33777</text:p>
          </table:table-cell>
          <table:table-cell office:value-type="float" office:value="26.739">
            <text:p>26.739</text:p>
          </table:table-cell>
          <table:table-cell office:value-type="float" office:value="153.261">
            <text:p>153.26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44495">
            <text:p>1.44495</text:p>
          </table:table-cell>
          <table:table-cell office:value-type="float" office:value="26.6152">
            <text:p>26.6152</text:p>
          </table:table-cell>
          <table:table-cell office:value-type="float" office:value="153.385">
            <text:p>153.38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55505">
            <text:p>1.55505</text:p>
          </table:table-cell>
          <table:table-cell office:value-type="float" office:value="26.4776">
            <text:p>26.4776</text:p>
          </table:table-cell>
          <table:table-cell office:value-type="float" office:value="153.522">
            <text:p>153.52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66125">
            <text:p>1.66125</text:p>
          </table:table-cell>
          <table:table-cell office:value-type="float" office:value="26.3351">
            <text:p>26.3351</text:p>
          </table:table-cell>
          <table:table-cell office:value-type="float" office:value="153.665">
            <text:p>153.66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8114">
            <text:p>1.8114</text:p>
          </table:table-cell>
          <table:table-cell office:value-type="float" office:value="26.1184">
            <text:p>26.1184</text:p>
          </table:table-cell>
          <table:table-cell office:value-type="float" office:value="153.882">
            <text:p>153.88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.9126">
            <text:p>1.9126</text:p>
          </table:table-cell>
          <table:table-cell office:value-type="float" office:value="25.9629">
            <text:p>25.9629</text:p>
          </table:table-cell>
          <table:table-cell office:value-type="float" office:value="154.037">
            <text:p>154.03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0155">
            <text:p>2.0155</text:p>
          </table:table-cell>
          <table:table-cell office:value-type="float" office:value="25.7976">
            <text:p>25.7976</text:p>
          </table:table-cell>
          <table:table-cell office:value-type="float" office:value="154.202">
            <text:p>154.20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12451">
            <text:p>2.12451</text:p>
          </table:table-cell>
          <table:table-cell office:value-type="float" office:value="25.6151">
            <text:p>25.6151</text:p>
          </table:table-cell>
          <table:table-cell office:value-type="float" office:value="154.385">
            <text:p>154.38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23401">
            <text:p>2.23401</text:p>
          </table:table-cell>
          <table:table-cell office:value-type="float" office:value="25.425">
            <text:p>25.425</text:p>
          </table:table-cell>
          <table:table-cell office:value-type="float" office:value="154.575">
            <text:p>154.57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33521">
            <text:p>2.33521</text:p>
          </table:table-cell>
          <table:table-cell office:value-type="float" office:value="25.2439">
            <text:p>25.2439</text:p>
          </table:table-cell>
          <table:table-cell office:value-type="float" office:value="154.756">
            <text:p>154.75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43689">
            <text:p>2.43689</text:p>
          </table:table-cell>
          <table:table-cell office:value-type="float" office:value="25.0572">
            <text:p>25.0572</text:p>
          </table:table-cell>
          <table:table-cell office:value-type="float" office:value="154.943">
            <text:p>154.94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5426">
            <text:p>2.5426</text:p>
          </table:table-cell>
          <table:table-cell office:value-type="float" office:value="24.8586">
            <text:p>24.8586</text:p>
          </table:table-cell>
          <table:table-cell office:value-type="float" office:value="155.141">
            <text:p>155.14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64355">
            <text:p>2.64355</text:p>
          </table:table-cell>
          <table:table-cell office:value-type="float" office:value="24.6652">
            <text:p>24.6652</text:p>
          </table:table-cell>
          <table:table-cell office:value-type="float" office:value="155.335">
            <text:p>155.33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74487">
            <text:p>2.74487</text:p>
          </table:table-cell>
          <table:table-cell office:value-type="float" office:value="24.468">
            <text:p>24.468</text:p>
          </table:table-cell>
          <table:table-cell office:value-type="float" office:value="155.532">
            <text:p>155.53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84534">
            <text:p>2.84534</text:p>
          </table:table-cell>
          <table:table-cell office:value-type="float" office:value="24.2698">
            <text:p>24.2698</text:p>
          </table:table-cell>
          <table:table-cell office:value-type="float" office:value="155.73">
            <text:p>155.7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.96033">
            <text:p>2.96033</text:p>
          </table:table-cell>
          <table:table-cell office:value-type="float" office:value="24.0405">
            <text:p>24.0405</text:p>
          </table:table-cell>
          <table:table-cell office:value-type="float" office:value="155.96">
            <text:p>155.9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06128">
            <text:p>3.06128</text:p>
          </table:table-cell>
          <table:table-cell office:value-type="float" office:value="23.8371">
            <text:p>23.8371</text:p>
          </table:table-cell>
          <table:table-cell office:value-type="float" office:value="156.163">
            <text:p>156.16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16443">
            <text:p>3.16443</text:p>
          </table:table-cell>
          <table:table-cell office:value-type="float" office:value="23.6281">
            <text:p>23.6281</text:p>
          </table:table-cell>
          <table:table-cell office:value-type="float" office:value="156.372">
            <text:p>156.37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27209">
            <text:p>3.27209</text:p>
          </table:table-cell>
          <table:table-cell office:value-type="float" office:value="23.4088">
            <text:p>23.4088</text:p>
          </table:table-cell>
          <table:table-cell office:value-type="float" office:value="156.591">
            <text:p>156.59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37268">
            <text:p>3.37268</text:p>
          </table:table-cell>
          <table:table-cell office:value-type="float" office:value="23.2033">
            <text:p>23.2033</text:p>
          </table:table-cell>
          <table:table-cell office:value-type="float" office:value="156.797">
            <text:p>156.79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47278">
            <text:p>3.47278</text:p>
          </table:table-cell>
          <table:table-cell office:value-type="float" office:value="22.9983">
            <text:p>22.9983</text:p>
          </table:table-cell>
          <table:table-cell office:value-type="float" office:value="157.002">
            <text:p>157.00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57996">
            <text:p>3.57996</text:p>
          </table:table-cell>
          <table:table-cell office:value-type="float" office:value="22.7788">
            <text:p>22.7788</text:p>
          </table:table-cell>
          <table:table-cell office:value-type="float" office:value="157.221">
            <text:p>157.22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68298">
            <text:p>3.68298</text:p>
          </table:table-cell>
          <table:table-cell office:value-type="float" office:value="22.5678">
            <text:p>22.5678</text:p>
          </table:table-cell>
          <table:table-cell office:value-type="float" office:value="157.432">
            <text:p>157.43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78357">
            <text:p>3.78357</text:p>
          </table:table-cell>
          <table:table-cell office:value-type="float" office:value="22.3622">
            <text:p>22.3622</text:p>
          </table:table-cell>
          <table:table-cell office:value-type="float" office:value="157.638">
            <text:p>157.63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88391">
            <text:p>3.88391</text:p>
          </table:table-cell>
          <table:table-cell office:value-type="float" office:value="22.1572">
            <text:p>22.1572</text:p>
          </table:table-cell>
          <table:table-cell office:value-type="float" office:value="157.843">
            <text:p>157.84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.99231">
            <text:p>3.99231</text:p>
          </table:table-cell>
          <table:table-cell office:value-type="float" office:value="21.9362">
            <text:p>21.9362</text:p>
          </table:table-cell>
          <table:table-cell office:value-type="float" office:value="158.064">
            <text:p>158.06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09253">
            <text:p>4.09253</text:p>
          </table:table-cell>
          <table:table-cell office:value-type="float" office:value="21.7328">
            <text:p>21.7328</text:p>
          </table:table-cell>
          <table:table-cell office:value-type="float" office:value="158.267">
            <text:p>158.26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20264">
            <text:p>4.20264</text:p>
          </table:table-cell>
          <table:table-cell office:value-type="float" office:value="21.5102">
            <text:p>21.5102</text:p>
          </table:table-cell>
          <table:table-cell office:value-type="float" office:value="158.49">
            <text:p>158.4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30408">
            <text:p>4.30408</text:p>
          </table:table-cell>
          <table:table-cell office:value-type="float" office:value="21.306">
            <text:p>21.306</text:p>
          </table:table-cell>
          <table:table-cell office:value-type="float" office:value="158.694">
            <text:p>158.69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40808">
            <text:p>4.40808</text:p>
          </table:table-cell>
          <table:table-cell office:value-type="float" office:value="21.0978">
            <text:p>21.0978</text:p>
          </table:table-cell>
          <table:table-cell office:value-type="float" office:value="158.902">
            <text:p>158.90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51672">
            <text:p>4.51672</text:p>
          </table:table-cell>
          <table:table-cell office:value-type="float" office:value="20.8813">
            <text:p>20.8813</text:p>
          </table:table-cell>
          <table:table-cell office:value-type="float" office:value="159.119">
            <text:p>159.11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6189">
            <text:p>4.6189</text:p>
          </table:table-cell>
          <table:table-cell office:value-type="float" office:value="20.6789">
            <text:p>20.6789</text:p>
          </table:table-cell>
          <table:table-cell office:value-type="float" office:value="159.321">
            <text:p>159.32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72107">
            <text:p>4.72107</text:p>
          </table:table-cell>
          <table:table-cell office:value-type="float" office:value="20.4778">
            <text:p>20.4778</text:p>
          </table:table-cell>
          <table:table-cell office:value-type="float" office:value="159.522">
            <text:p>159.52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82581">
            <text:p>4.82581</text:p>
          </table:table-cell>
          <table:table-cell office:value-type="float" office:value="20.2728">
            <text:p>20.2728</text:p>
          </table:table-cell>
          <table:table-cell office:value-type="float" office:value="159.727">
            <text:p>159.72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.93982">
            <text:p>4.93982</text:p>
          </table:table-cell>
          <table:table-cell office:value-type="float" office:value="20.0512">
            <text:p>20.0512</text:p>
          </table:table-cell>
          <table:table-cell office:value-type="float" office:value="159.949">
            <text:p>159.94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04675">
            <text:p>5.04675</text:p>
          </table:table-cell>
          <table:table-cell office:value-type="float" office:value="19.8449">
            <text:p>19.8449</text:p>
          </table:table-cell>
          <table:table-cell office:value-type="float" office:value="160.155">
            <text:p>160.15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15259">
            <text:p>5.15259</text:p>
          </table:table-cell>
          <table:table-cell office:value-type="float" office:value="19.6422">
            <text:p>19.6422</text:p>
          </table:table-cell>
          <table:table-cell office:value-type="float" office:value="160.358">
            <text:p>160.35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25281">
            <text:p>5.25281</text:p>
          </table:table-cell>
          <table:table-cell office:value-type="float" office:value="19.4516">
            <text:p>19.4516</text:p>
          </table:table-cell>
          <table:table-cell office:value-type="float" office:value="160.548">
            <text:p>160.54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35339">
            <text:p>5.35339</text:p>
          </table:table-cell>
          <table:table-cell office:value-type="float" office:value="19.2617">
            <text:p>19.2617</text:p>
          </table:table-cell>
          <table:table-cell office:value-type="float" office:value="160.738">
            <text:p>160.73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45422">
            <text:p>5.45422</text:p>
          </table:table-cell>
          <table:table-cell office:value-type="float" office:value="19.0726">
            <text:p>19.0726</text:p>
          </table:table-cell>
          <table:table-cell office:value-type="float" office:value="160.927">
            <text:p>160.92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55518">
            <text:p>5.55518</text:p>
          </table:table-cell>
          <table:table-cell office:value-type="float" office:value="18.8846">
            <text:p>18.8846</text:p>
          </table:table-cell>
          <table:table-cell office:value-type="float" office:value="161.115">
            <text:p>161.11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65723">
            <text:p>5.65723</text:p>
          </table:table-cell>
          <table:table-cell office:value-type="float" office:value="18.696">
            <text:p>18.696</text:p>
          </table:table-cell>
          <table:table-cell office:value-type="float" office:value="161.304">
            <text:p>161.30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76489">
            <text:p>5.76489</text:p>
          </table:table-cell>
          <table:table-cell office:value-type="float" office:value="18.4986">
            <text:p>18.4986</text:p>
          </table:table-cell>
          <table:table-cell office:value-type="float" office:value="161.501">
            <text:p>161.50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87268">
            <text:p>5.87268</text:p>
          </table:table-cell>
          <table:table-cell office:value-type="float" office:value="18.3026">
            <text:p>18.3026</text:p>
          </table:table-cell>
          <table:table-cell office:value-type="float" office:value="161.697">
            <text:p>161.69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.98145">
            <text:p>5.98145</text:p>
          </table:table-cell>
          <table:table-cell office:value-type="float" office:value="18.1063">
            <text:p>18.1063</text:p>
          </table:table-cell>
          <table:table-cell office:value-type="float" office:value="161.894">
            <text:p>161.89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08813">
            <text:p>6.08813</text:p>
          </table:table-cell>
          <table:table-cell office:value-type="float" office:value="17.9152">
            <text:p>17.9152</text:p>
          </table:table-cell>
          <table:table-cell office:value-type="float" office:value="162.085">
            <text:p>162.08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20154">
            <text:p>6.20154</text:p>
          </table:table-cell>
          <table:table-cell office:value-type="float" office:value="17.7136">
            <text:p>17.7136</text:p>
          </table:table-cell>
          <table:table-cell office:value-type="float" office:value="162.286">
            <text:p>162.28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30652">
            <text:p>6.30652</text:p>
          </table:table-cell>
          <table:table-cell office:value-type="float" office:value="17.5284">
            <text:p>17.5284</text:p>
          </table:table-cell>
          <table:table-cell office:value-type="float" office:value="162.472">
            <text:p>162.47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41113">
            <text:p>6.41113</text:p>
          </table:table-cell>
          <table:table-cell office:value-type="float" office:value="17.3449">
            <text:p>17.3449</text:p>
          </table:table-cell>
          <table:table-cell office:value-type="float" office:value="162.655">
            <text:p>162.65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52063">
            <text:p>6.52063</text:p>
          </table:table-cell>
          <table:table-cell office:value-type="float" office:value="17.1539">
            <text:p>17.1539</text:p>
          </table:table-cell>
          <table:table-cell office:value-type="float" office:value="162.846">
            <text:p>162.84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62634">
            <text:p>6.62634</text:p>
          </table:table-cell>
          <table:table-cell office:value-type="float" office:value="16.9708">
            <text:p>16.9708</text:p>
          </table:table-cell>
          <table:table-cell office:value-type="float" office:value="163.029">
            <text:p>163.02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73511">
            <text:p>6.73511</text:p>
          </table:table-cell>
          <table:table-cell office:value-type="float" office:value="16.7837">
            <text:p>16.7837</text:p>
          </table:table-cell>
          <table:table-cell office:value-type="float" office:value="163.216">
            <text:p>163.21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8407">
            <text:p>6.8407</text:p>
          </table:table-cell>
          <table:table-cell office:value-type="float" office:value="16.603">
            <text:p>16.603</text:p>
          </table:table-cell>
          <table:table-cell office:value-type="float" office:value="163.397">
            <text:p>163.39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6.95093">
            <text:p>6.95093</text:p>
          </table:table-cell>
          <table:table-cell office:value-type="float" office:value="16.4155">
            <text:p>16.4155</text:p>
          </table:table-cell>
          <table:table-cell office:value-type="float" office:value="163.585">
            <text:p>163.58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05176">
            <text:p>7.05176</text:p>
          </table:table-cell>
          <table:table-cell office:value-type="float" office:value="16.245">
            <text:p>16.245</text:p>
          </table:table-cell>
          <table:table-cell office:value-type="float" office:value="163.755">
            <text:p>163.75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15344">
            <text:p>7.15344</text:p>
          </table:table-cell>
          <table:table-cell office:value-type="float" office:value="16.074">
            <text:p>16.074</text:p>
          </table:table-cell>
          <table:table-cell office:value-type="float" office:value="163.926">
            <text:p>163.92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2688">
            <text:p>7.2688</text:p>
          </table:table-cell>
          <table:table-cell office:value-type="float" office:value="15.8809">
            <text:p>15.8809</text:p>
          </table:table-cell>
          <table:table-cell office:value-type="float" office:value="164.119">
            <text:p>164.11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41882">
            <text:p>7.41882</text:p>
          </table:table-cell>
          <table:table-cell office:value-type="float" office:value="15.6319">
            <text:p>15.6319</text:p>
          </table:table-cell>
          <table:table-cell office:value-type="float" office:value="164.368">
            <text:p>164.36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5271">
            <text:p>7.5271</text:p>
          </table:table-cell>
          <table:table-cell office:value-type="float" office:value="15.453">
            <text:p>15.453</text:p>
          </table:table-cell>
          <table:table-cell office:value-type="float" office:value="164.547">
            <text:p>164.54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62964">
            <text:p>7.62964</text:p>
          </table:table-cell>
          <table:table-cell office:value-type="float" office:value="15.2844">
            <text:p>15.2844</text:p>
          </table:table-cell>
          <table:table-cell office:value-type="float" office:value="164.716">
            <text:p>164.71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73047">
            <text:p>7.73047</text:p>
          </table:table-cell>
          <table:table-cell office:value-type="float" office:value="15.1196">
            <text:p>15.1196</text:p>
          </table:table-cell>
          <table:table-cell office:value-type="float" office:value="164.88">
            <text:p>164.8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83081">
            <text:p>7.83081</text:p>
          </table:table-cell>
          <table:table-cell office:value-type="float" office:value="14.9561">
            <text:p>14.9561</text:p>
          </table:table-cell>
          <table:table-cell office:value-type="float" office:value="165.044">
            <text:p>165.04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7.93115">
            <text:p>7.93115</text:p>
          </table:table-cell>
          <table:table-cell office:value-type="float" office:value="14.7934">
            <text:p>14.7934</text:p>
          </table:table-cell>
          <table:table-cell office:value-type="float" office:value="165.207">
            <text:p>165.20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04175">
            <text:p>8.04175</text:p>
          </table:table-cell>
          <table:table-cell office:value-type="float" office:value="14.6146">
            <text:p>14.6146</text:p>
          </table:table-cell>
          <table:table-cell office:value-type="float" office:value="165.385">
            <text:p>165.38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15002">
            <text:p>8.15002</text:p>
          </table:table-cell>
          <table:table-cell office:value-type="float" office:value="14.4403">
            <text:p>14.4403</text:p>
          </table:table-cell>
          <table:table-cell office:value-type="float" office:value="165.56">
            <text:p>165.5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25012">
            <text:p>8.25012</text:p>
          </table:table-cell>
          <table:table-cell office:value-type="float" office:value="14.2799">
            <text:p>14.2799</text:p>
          </table:table-cell>
          <table:table-cell office:value-type="float" office:value="165.72">
            <text:p>165.7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35059">
            <text:p>8.35059</text:p>
          </table:table-cell>
          <table:table-cell office:value-type="float" office:value="14.1193">
            <text:p>14.1193</text:p>
          </table:table-cell>
          <table:table-cell office:value-type="float" office:value="165.881">
            <text:p>165.88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4541">
            <text:p>8.4541</text:p>
          </table:table-cell>
          <table:table-cell office:value-type="float" office:value="13.9547">
            <text:p>13.9547</text:p>
          </table:table-cell>
          <table:table-cell office:value-type="float" office:value="166.045">
            <text:p>166.04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55847">
            <text:p>8.55847</text:p>
          </table:table-cell>
          <table:table-cell office:value-type="float" office:value="13.789">
            <text:p>13.789</text:p>
          </table:table-cell>
          <table:table-cell office:value-type="float" office:value="166.211">
            <text:p>166.21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66589">
            <text:p>8.66589</text:p>
          </table:table-cell>
          <table:table-cell office:value-type="float" office:value="13.619">
            <text:p>13.619</text:p>
          </table:table-cell>
          <table:table-cell office:value-type="float" office:value="166.381">
            <text:p>166.38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76648">
            <text:p>8.76648</text:p>
          </table:table-cell>
          <table:table-cell office:value-type="float" office:value="13.4604">
            <text:p>13.4604</text:p>
          </table:table-cell>
          <table:table-cell office:value-type="float" office:value="166.54">
            <text:p>166.5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87451">
            <text:p>8.87451</text:p>
          </table:table-cell>
          <table:table-cell office:value-type="float" office:value="13.2902">
            <text:p>13.2902</text:p>
          </table:table-cell>
          <table:table-cell office:value-type="float" office:value="166.71">
            <text:p>166.7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.98035">
            <text:p>8.98035</text:p>
          </table:table-cell>
          <table:table-cell office:value-type="float" office:value="13.1238">
            <text:p>13.1238</text:p>
          </table:table-cell>
          <table:table-cell office:value-type="float" office:value="166.876">
            <text:p>166.87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08044">
            <text:p>9.08044</text:p>
          </table:table-cell>
          <table:table-cell office:value-type="float" office:value="12.9667">
            <text:p>12.9667</text:p>
          </table:table-cell>
          <table:table-cell office:value-type="float" office:value="167.033">
            <text:p>167.03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18359">
            <text:p>9.18359</text:p>
          </table:table-cell>
          <table:table-cell office:value-type="float" office:value="12.8052">
            <text:p>12.8052</text:p>
          </table:table-cell>
          <table:table-cell office:value-type="float" office:value="167.195">
            <text:p>167.19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28406">
            <text:p>9.28406</text:p>
          </table:table-cell>
          <table:table-cell office:value-type="float" office:value="12.6481">
            <text:p>12.6481</text:p>
          </table:table-cell>
          <table:table-cell office:value-type="float" office:value="167.352">
            <text:p>167.35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39075">
            <text:p>9.39075</text:p>
          </table:table-cell>
          <table:table-cell office:value-type="float" office:value="12.4813">
            <text:p>12.4813</text:p>
          </table:table-cell>
          <table:table-cell office:value-type="float" office:value="167.519">
            <text:p>167.51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4989">
            <text:p>9.4989</text:p>
          </table:table-cell>
          <table:table-cell office:value-type="float" office:value="12.3124">
            <text:p>12.3124</text:p>
          </table:table-cell>
          <table:table-cell office:value-type="float" office:value="167.688">
            <text:p>167.68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60657">
            <text:p>9.60657</text:p>
          </table:table-cell>
          <table:table-cell office:value-type="float" office:value="12.1445">
            <text:p>12.1445</text:p>
          </table:table-cell>
          <table:table-cell office:value-type="float" office:value="167.855">
            <text:p>167.85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71021">
            <text:p>9.71021</text:p>
          </table:table-cell>
          <table:table-cell office:value-type="float" office:value="11.983">
            <text:p>11.983</text:p>
          </table:table-cell>
          <table:table-cell office:value-type="float" office:value="168.017">
            <text:p>168.01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81775">
            <text:p>9.81775</text:p>
          </table:table-cell>
          <table:table-cell office:value-type="float" office:value="11.8158">
            <text:p>11.8158</text:p>
          </table:table-cell>
          <table:table-cell office:value-type="float" office:value="168.184">
            <text:p>168.18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9.92554">
            <text:p>9.92554</text:p>
          </table:table-cell>
          <table:table-cell office:value-type="float" office:value="11.6479">
            <text:p>11.6479</text:p>
          </table:table-cell>
          <table:table-cell office:value-type="float" office:value="168.352">
            <text:p>168.35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033">
            <text:p>10.033</text:p>
          </table:table-cell>
          <table:table-cell office:value-type="float" office:value="11.4807">
            <text:p>11.4807</text:p>
          </table:table-cell>
          <table:table-cell office:value-type="float" office:value="168.519">
            <text:p>168.51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1348">
            <text:p>10.1348</text:p>
          </table:table-cell>
          <table:table-cell office:value-type="float" office:value="11.3222">
            <text:p>11.3222</text:p>
          </table:table-cell>
          <table:table-cell office:value-type="float" office:value="168.678">
            <text:p>168.67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2368">
            <text:p>10.2368</text:p>
          </table:table-cell>
          <table:table-cell office:value-type="float" office:value="11.1633">
            <text:p>11.1633</text:p>
          </table:table-cell>
          <table:table-cell office:value-type="float" office:value="168.837">
            <text:p>168.83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3892">
            <text:p>10.3892</text:p>
          </table:table-cell>
          <table:table-cell office:value-type="float" office:value="10.9262">
            <text:p>10.9262</text:p>
          </table:table-cell>
          <table:table-cell office:value-type="float" office:value="169.074">
            <text:p>169.07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4995">
            <text:p>10.4995</text:p>
          </table:table-cell>
          <table:table-cell office:value-type="float" office:value="10.7539">
            <text:p>10.7539</text:p>
          </table:table-cell>
          <table:table-cell office:value-type="float" office:value="169.246">
            <text:p>169.24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6042">
            <text:p>10.6042</text:p>
          </table:table-cell>
          <table:table-cell office:value-type="float" office:value="10.5905">
            <text:p>10.5905</text:p>
          </table:table-cell>
          <table:table-cell office:value-type="float" office:value="169.409">
            <text:p>169.40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7081">
            <text:p>10.7081</text:p>
          </table:table-cell>
          <table:table-cell office:value-type="float" office:value="10.4286">
            <text:p>10.4286</text:p>
          </table:table-cell>
          <table:table-cell office:value-type="float" office:value="169.571">
            <text:p>169.57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816">
            <text:p>10.816</text:p>
          </table:table-cell>
          <table:table-cell office:value-type="float" office:value="10.2603">
            <text:p>10.2603</text:p>
          </table:table-cell>
          <table:table-cell office:value-type="float" office:value="169.74">
            <text:p>169.7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.9177">
            <text:p>10.9177</text:p>
          </table:table-cell>
          <table:table-cell office:value-type="float" office:value="10.1015">
            <text:p>10.1015</text:p>
          </table:table-cell>
          <table:table-cell office:value-type="float" office:value="169.898">
            <text:p>169.89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0276">
            <text:p>11.0276</text:p>
          </table:table-cell>
          <table:table-cell office:value-type="float" office:value="9.93004">
            <text:p>9.93004</text:p>
          </table:table-cell>
          <table:table-cell office:value-type="float" office:value="170.07">
            <text:p>170.0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1371">
            <text:p>11.1371</text:p>
          </table:table-cell>
          <table:table-cell office:value-type="float" office:value="9.75897">
            <text:p>9.75897</text:p>
          </table:table-cell>
          <table:table-cell office:value-type="float" office:value="170.241">
            <text:p>170.24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2383">
            <text:p>11.2383</text:p>
          </table:table-cell>
          <table:table-cell office:value-type="float" office:value="9.6006">
            <text:p>9.6006</text:p>
          </table:table-cell>
          <table:table-cell office:value-type="float" office:value="170.399">
            <text:p>170.39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3439">
            <text:p>11.3439</text:p>
          </table:table-cell>
          <table:table-cell office:value-type="float" office:value="9.43524">
            <text:p>9.43524</text:p>
          </table:table-cell>
          <table:table-cell office:value-type="float" office:value="170.565">
            <text:p>170.56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449">
            <text:p>11.449</text:p>
          </table:table-cell>
          <table:table-cell office:value-type="float" office:value="9.27039">
            <text:p>9.27039</text:p>
          </table:table-cell>
          <table:table-cell office:value-type="float" office:value="170.73">
            <text:p>170.7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5547">
            <text:p>11.5547</text:p>
          </table:table-cell>
          <table:table-cell office:value-type="float" office:value="9.10455">
            <text:p>9.10455</text:p>
          </table:table-cell>
          <table:table-cell office:value-type="float" office:value="170.895">
            <text:p>170.89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6615">
            <text:p>11.6615</text:p>
          </table:table-cell>
          <table:table-cell office:value-type="float" office:value="8.93675">
            <text:p>8.93675</text:p>
          </table:table-cell>
          <table:table-cell office:value-type="float" office:value="171.063">
            <text:p>171.06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7626">
            <text:p>11.7626</text:p>
          </table:table-cell>
          <table:table-cell office:value-type="float" office:value="8.77789">
            <text:p>8.77789</text:p>
          </table:table-cell>
          <table:table-cell office:value-type="float" office:value="171.222">
            <text:p>171.22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.9128">
            <text:p>11.9128</text:p>
          </table:table-cell>
          <table:table-cell office:value-type="float" office:value="8.54109">
            <text:p>8.54109</text:p>
          </table:table-cell>
          <table:table-cell office:value-type="float" office:value="171.459">
            <text:p>171.45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0186">
            <text:p>12.0186</text:p>
          </table:table-cell>
          <table:table-cell office:value-type="float" office:value="8.37416">
            <text:p>8.37416</text:p>
          </table:table-cell>
          <table:table-cell office:value-type="float" office:value="171.626">
            <text:p>171.62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1245">
            <text:p>12.1245</text:p>
          </table:table-cell>
          <table:table-cell office:value-type="float" office:value="8.2065">
            <text:p>8.2065</text:p>
          </table:table-cell>
          <table:table-cell office:value-type="float" office:value="171.794">
            <text:p>171.79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2272">
            <text:p>12.2272</text:p>
          </table:table-cell>
          <table:table-cell office:value-type="float" office:value="8.04395">
            <text:p>8.04395</text:p>
          </table:table-cell>
          <table:table-cell office:value-type="float" office:value="171.956">
            <text:p>171.95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3274">
            <text:p>12.3274</text:p>
          </table:table-cell>
          <table:table-cell office:value-type="float" office:value="7.88467">
            <text:p>7.88467</text:p>
          </table:table-cell>
          <table:table-cell office:value-type="float" office:value="172.115">
            <text:p>172.11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4323">
            <text:p>12.4323</text:p>
          </table:table-cell>
          <table:table-cell office:value-type="float" office:value="7.71782">
            <text:p>7.71782</text:p>
          </table:table-cell>
          <table:table-cell office:value-type="float" office:value="172.282">
            <text:p>172.28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5377">
            <text:p>12.5377</text:p>
          </table:table-cell>
          <table:table-cell office:value-type="float" office:value="7.54988">
            <text:p>7.54988</text:p>
          </table:table-cell>
          <table:table-cell office:value-type="float" office:value="172.45">
            <text:p>172.4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6436">
            <text:p>12.6436</text:p>
          </table:table-cell>
          <table:table-cell office:value-type="float" office:value="7.38068">
            <text:p>7.38068</text:p>
          </table:table-cell>
          <table:table-cell office:value-type="float" office:value="172.619">
            <text:p>172.61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7443">
            <text:p>12.7443</text:p>
          </table:table-cell>
          <table:table-cell office:value-type="float" office:value="7.21959">
            <text:p>7.21959</text:p>
          </table:table-cell>
          <table:table-cell office:value-type="float" office:value="172.78">
            <text:p>172.7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8455">
            <text:p>12.8455</text:p>
          </table:table-cell>
          <table:table-cell office:value-type="float" office:value="7.05714">
            <text:p>7.05714</text:p>
          </table:table-cell>
          <table:table-cell office:value-type="float" office:value="172.943">
            <text:p>172.94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2.9486">
            <text:p>12.9486</text:p>
          </table:table-cell>
          <table:table-cell office:value-type="float" office:value="6.89146">
            <text:p>6.89146</text:p>
          </table:table-cell>
          <table:table-cell office:value-type="float" office:value="173.109">
            <text:p>173.10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0576">
            <text:p>13.0576</text:p>
          </table:table-cell>
          <table:table-cell office:value-type="float" office:value="6.71609">
            <text:p>6.71609</text:p>
          </table:table-cell>
          <table:table-cell office:value-type="float" office:value="173.284">
            <text:p>173.28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1603">
            <text:p>13.1603</text:p>
          </table:table-cell>
          <table:table-cell office:value-type="float" office:value="6.55046">
            <text:p>6.55046</text:p>
          </table:table-cell>
          <table:table-cell office:value-type="float" office:value="173.45">
            <text:p>173.4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3104">
            <text:p>13.3104</text:p>
          </table:table-cell>
          <table:table-cell office:value-type="float" office:value="6.30754">
            <text:p>6.30754</text:p>
          </table:table-cell>
          <table:table-cell office:value-type="float" office:value="173.692">
            <text:p>173.69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4108">
            <text:p>13.4108</text:p>
          </table:table-cell>
          <table:table-cell office:value-type="float" office:value="6.14484">
            <text:p>6.14484</text:p>
          </table:table-cell>
          <table:table-cell office:value-type="float" office:value="173.855">
            <text:p>173.85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5117">
            <text:p>13.5117</text:p>
          </table:table-cell>
          <table:table-cell office:value-type="float" office:value="5.98096">
            <text:p>5.98096</text:p>
          </table:table-cell>
          <table:table-cell office:value-type="float" office:value="174.019">
            <text:p>174.01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6213">
            <text:p>13.6213</text:p>
          </table:table-cell>
          <table:table-cell office:value-type="float" office:value="5.80258">
            <text:p>5.80258</text:p>
          </table:table-cell>
          <table:table-cell office:value-type="float" office:value="174.197">
            <text:p>174.19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7256">
            <text:p>13.7256</text:p>
          </table:table-cell>
          <table:table-cell office:value-type="float" office:value="5.63252">
            <text:p>5.63252</text:p>
          </table:table-cell>
          <table:table-cell office:value-type="float" office:value="174.367">
            <text:p>174.36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8265">
            <text:p>13.8265</text:p>
          </table:table-cell>
          <table:table-cell office:value-type="float" office:value="5.46758">
            <text:p>5.46758</text:p>
          </table:table-cell>
          <table:table-cell office:value-type="float" office:value="174.532">
            <text:p>174.53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3.9766">
            <text:p>13.9766</text:p>
          </table:table-cell>
          <table:table-cell office:value-type="float" office:value="5.22237">
            <text:p>5.22237</text:p>
          </table:table-cell>
          <table:table-cell office:value-type="float" office:value="174.778">
            <text:p>174.77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1282">
            <text:p>14.1282</text:p>
          </table:table-cell>
          <table:table-cell office:value-type="float" office:value="4.97385">
            <text:p>4.97385</text:p>
          </table:table-cell>
          <table:table-cell office:value-type="float" office:value="175.026">
            <text:p>175.02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2358">
            <text:p>14.2358</text:p>
          </table:table-cell>
          <table:table-cell office:value-type="float" office:value="4.79727">
            <text:p>4.79727</text:p>
          </table:table-cell>
          <table:table-cell office:value-type="float" office:value="175.203">
            <text:p>175.20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3373">
            <text:p>14.3373</text:p>
          </table:table-cell>
          <table:table-cell office:value-type="float" office:value="4.63049">
            <text:p>4.63049</text:p>
          </table:table-cell>
          <table:table-cell office:value-type="float" office:value="175.37">
            <text:p>175.3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4454">
            <text:p>14.4454</text:p>
          </table:table-cell>
          <table:table-cell office:value-type="float" office:value="4.4527">
            <text:p>4.4527</text:p>
          </table:table-cell>
          <table:table-cell office:value-type="float" office:value="175.547">
            <text:p>175.54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5548">
            <text:p>14.5548</text:p>
          </table:table-cell>
          <table:table-cell office:value-type="float" office:value="4.27272">
            <text:p>4.27272</text:p>
          </table:table-cell>
          <table:table-cell office:value-type="float" office:value="175.727">
            <text:p>175.72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6575">
            <text:p>14.6575</text:p>
          </table:table-cell>
          <table:table-cell office:value-type="float" office:value="4.10353">
            <text:p>4.10353</text:p>
          </table:table-cell>
          <table:table-cell office:value-type="float" office:value="175.896">
            <text:p>175.89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7714">
            <text:p>14.7714</text:p>
          </table:table-cell>
          <table:table-cell office:value-type="float" office:value="3.91563">
            <text:p>3.91563</text:p>
          </table:table-cell>
          <table:table-cell office:value-type="float" office:value="176.084">
            <text:p>176.08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8719">
            <text:p>14.8719</text:p>
          </table:table-cell>
          <table:table-cell office:value-type="float" office:value="3.7498">
            <text:p>3.7498</text:p>
          </table:table-cell>
          <table:table-cell office:value-type="float" office:value="176.25">
            <text:p>176.2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4.9788">
            <text:p>14.9788</text:p>
          </table:table-cell>
          <table:table-cell office:value-type="float" office:value="3.57361">
            <text:p>3.57361</text:p>
          </table:table-cell>
          <table:table-cell office:value-type="float" office:value="176.426">
            <text:p>176.42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0806">
            <text:p>15.0806</text:p>
          </table:table-cell>
          <table:table-cell office:value-type="float" office:value="3.40565">
            <text:p>3.40565</text:p>
          </table:table-cell>
          <table:table-cell office:value-type="float" office:value="176.594">
            <text:p>176.59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1838">
            <text:p>15.1838</text:p>
          </table:table-cell>
          <table:table-cell office:value-type="float" office:value="3.23528">
            <text:p>3.23528</text:p>
          </table:table-cell>
          <table:table-cell office:value-type="float" office:value="176.765">
            <text:p>176.76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2858">
            <text:p>15.2858</text:p>
          </table:table-cell>
          <table:table-cell office:value-type="float" office:value="3.06691">
            <text:p>3.06691</text:p>
          </table:table-cell>
          <table:table-cell office:value-type="float" office:value="176.933">
            <text:p>176.93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3878">
            <text:p>15.3878</text:p>
          </table:table-cell>
          <table:table-cell office:value-type="float" office:value="2.89835">
            <text:p>2.89835</text:p>
          </table:table-cell>
          <table:table-cell office:value-type="float" office:value="177.102">
            <text:p>177.10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4945">
            <text:p>15.4945</text:p>
          </table:table-cell>
          <table:table-cell office:value-type="float" office:value="2.72214">
            <text:p>2.72214</text:p>
          </table:table-cell>
          <table:table-cell office:value-type="float" office:value="177.278">
            <text:p>177.27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5994">
            <text:p>15.5994</text:p>
          </table:table-cell>
          <table:table-cell office:value-type="float" office:value="2.54893">
            <text:p>2.54893</text:p>
          </table:table-cell>
          <table:table-cell office:value-type="float" office:value="177.451">
            <text:p>177.45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704">
            <text:p>15.704</text:p>
          </table:table-cell>
          <table:table-cell office:value-type="float" office:value="2.3764">
            <text:p>2.3764</text:p>
          </table:table-cell>
          <table:table-cell office:value-type="float" office:value="177.624">
            <text:p>177.62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8052">
            <text:p>15.8052</text:p>
          </table:table-cell>
          <table:table-cell office:value-type="float" office:value="2.20938">
            <text:p>2.20938</text:p>
          </table:table-cell>
          <table:table-cell office:value-type="float" office:value="177.791">
            <text:p>177.79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5.9061">
            <text:p>15.9061</text:p>
          </table:table-cell>
          <table:table-cell office:value-type="float" office:value="2.04292">
            <text:p>2.04292</text:p>
          </table:table-cell>
          <table:table-cell office:value-type="float" office:value="177.957">
            <text:p>177.95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0096">
            <text:p>16.0096</text:p>
          </table:table-cell>
          <table:table-cell office:value-type="float" office:value="1.87219">
            <text:p>1.87219</text:p>
          </table:table-cell>
          <table:table-cell office:value-type="float" office:value="178.128">
            <text:p>178.12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116">
            <text:p>16.116</text:p>
          </table:table-cell>
          <table:table-cell office:value-type="float" office:value="1.6971">
            <text:p>1.6971</text:p>
          </table:table-cell>
          <table:table-cell office:value-type="float" office:value="178.303">
            <text:p>178.30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2233">
            <text:p>16.2233</text:p>
          </table:table-cell>
          <table:table-cell office:value-type="float" office:value="1.52013">
            <text:p>1.52013</text:p>
          </table:table-cell>
          <table:table-cell office:value-type="float" office:value="178.48">
            <text:p>178.4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3286">
            <text:p>16.3286</text:p>
          </table:table-cell>
          <table:table-cell office:value-type="float" office:value="1.34663">
            <text:p>1.34663</text:p>
          </table:table-cell>
          <table:table-cell office:value-type="float" office:value="178.653">
            <text:p>178.65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4338">
            <text:p>16.4338</text:p>
          </table:table-cell>
          <table:table-cell office:value-type="float" office:value="1.17354">
            <text:p>1.17354</text:p>
          </table:table-cell>
          <table:table-cell office:value-type="float" office:value="178.826">
            <text:p>178.82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5387">
            <text:p>16.5387</text:p>
          </table:table-cell>
          <table:table-cell office:value-type="float" office:value="1.00122">
            <text:p>1.00122</text:p>
          </table:table-cell>
          <table:table-cell office:value-type="float" office:value="178.999">
            <text:p>178.999</text:p>
          </table:table-cell>
          <table:table-cell office:value-type="float" office:value="0.75061">
            <text:p>0.7506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6449">
            <text:p>16.6449</text:p>
          </table:table-cell>
          <table:table-cell office:value-type="float" office:value="0.827042">
            <text:p>0.827042</text:p>
          </table:table-cell>
          <table:table-cell office:value-type="float" office:value="179.173">
            <text:p>179.173</text:p>
          </table:table-cell>
          <table:table-cell office:value-type="float" office:value="0.663521">
            <text:p>0.66352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7465">
            <text:p>16.7465</text:p>
          </table:table-cell>
          <table:table-cell office:value-type="float" office:value="0.660583">
            <text:p>0.660583</text:p>
          </table:table-cell>
          <table:table-cell office:value-type="float" office:value="179.339">
            <text:p>179.339</text:p>
          </table:table-cell>
          <table:table-cell office:value-type="float" office:value="0.580292">
            <text:p>0.58029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8557">
            <text:p>16.8557</text:p>
          </table:table-cell>
          <table:table-cell office:value-type="float" office:value="0.482132">
            <text:p>0.482132</text:p>
          </table:table-cell>
          <table:table-cell office:value-type="float" office:value="179.518">
            <text:p>179.518</text:p>
          </table:table-cell>
          <table:table-cell office:value-type="float" office:value="0.491066">
            <text:p>0.49106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6.9668">
            <text:p>16.9668</text:p>
          </table:table-cell>
          <table:table-cell office:value-type="float" office:value="0.302002">
            <text:p>0.302002</text:p>
          </table:table-cell>
          <table:table-cell office:value-type="float" office:value="179.698">
            <text:p>179.698</text:p>
          </table:table-cell>
          <table:table-cell office:value-type="float" office:value="0.401001">
            <text:p>0.4010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0704">
            <text:p>17.0704</text:p>
          </table:table-cell>
          <table:table-cell office:value-type="float" office:value="0.136566">
            <text:p>0.136566</text:p>
          </table:table-cell>
          <table:table-cell office:value-type="float" office:value="179.863">
            <text:p>179.863</text:p>
          </table:table-cell>
          <table:table-cell office:value-type="float" office:value="0.318283">
            <text:p>0.31828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1718">
            <text:p>17.1718</text:p>
          </table:table-cell>
          <table:table-cell office:value-type="float" office:value="-0.0215149">
            <text:p>-0.0215149</text:p>
          </table:table-cell>
          <table:table-cell office:value-type="float" office:value="180.022">
            <text:p>180.02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2732">
            <text:p>17.2732</text:p>
          </table:table-cell>
          <table:table-cell office:value-type="float" office:value="-0.174149">
            <text:p>-0.174149</text:p>
          </table:table-cell>
          <table:table-cell office:value-type="float" office:value="180.174">
            <text:p>180.17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3749">
            <text:p>17.3749</text:p>
          </table:table-cell>
          <table:table-cell office:value-type="float" office:value="-0.319672">
            <text:p>-0.319672</text:p>
          </table:table-cell>
          <table:table-cell office:value-type="float" office:value="180.32">
            <text:p>180.3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4818">
            <text:p>17.4818</text:p>
          </table:table-cell>
          <table:table-cell office:value-type="float" office:value="-0.462479">
            <text:p>-0.462479</text:p>
          </table:table-cell>
          <table:table-cell office:value-type="float" office:value="180.462">
            <text:p>180.46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5869">
            <text:p>17.5869</text:p>
          </table:table-cell>
          <table:table-cell office:value-type="float" office:value="-0.591278">
            <text:p>-0.591278</text:p>
          </table:table-cell>
          <table:table-cell office:value-type="float" office:value="180.591">
            <text:p>180.59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6927">
            <text:p>17.6927</text:p>
          </table:table-cell>
          <table:table-cell office:value-type="float" office:value="-0.707855">
            <text:p>-0.707855</text:p>
          </table:table-cell>
          <table:table-cell office:value-type="float" office:value="180.708">
            <text:p>180.70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8003">
            <text:p>17.8003</text:p>
          </table:table-cell>
          <table:table-cell office:value-type="float" office:value="-0.811768">
            <text:p>-0.811768</text:p>
          </table:table-cell>
          <table:table-cell office:value-type="float" office:value="180.812">
            <text:p>180.81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7.9008">
            <text:p>17.9008</text:p>
          </table:table-cell>
          <table:table-cell office:value-type="float" office:value="-0.895035">
            <text:p>-0.895035</text:p>
          </table:table-cell>
          <table:table-cell office:value-type="float" office:value="180.895">
            <text:p>180.89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0016">
            <text:p>18.0016</text:p>
          </table:table-cell>
          <table:table-cell office:value-type="float" office:value="-0.965149">
            <text:p>-0.965149</text:p>
          </table:table-cell>
          <table:table-cell office:value-type="float" office:value="180.965">
            <text:p>180.96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1075">
            <text:p>18.1075</text:p>
          </table:table-cell>
          <table:table-cell office:value-type="float" office:value="-1.02428">
            <text:p>-1.02428</text:p>
          </table:table-cell>
          <table:table-cell office:value-type="float" office:value="181.024">
            <text:p>181.02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2175">
            <text:p>18.2175</text:p>
          </table:table-cell>
          <table:table-cell office:value-type="float" office:value="-1.07025">
            <text:p>-1.07025</text:p>
          </table:table-cell>
          <table:table-cell office:value-type="float" office:value="181.07">
            <text:p>181.0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3186">
            <text:p>18.3186</text:p>
          </table:table-cell>
          <table:table-cell office:value-type="float" office:value="-1.09904">
            <text:p>-1.09904</text:p>
          </table:table-cell>
          <table:table-cell office:value-type="float" office:value="181.099">
            <text:p>181.09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table:style-name="ce1" office:value-type="float" office:value="18.4724">
            <text:p>18.4724</text:p>
          </table:table-cell>
          <table:table-cell table:style-name="ce1" office:value-type="float" office:value="-1.11937">
            <text:p>-1.11937</text:p>
          </table:table-cell>
          <table:table-cell table:style-name="ce1" office:value-type="float" office:value="181.119">
            <text:p>181.119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573">
            <text:p>18.573</text:p>
          </table:table-cell>
          <table:table-cell office:value-type="float" office:value="-1.11844">
            <text:p>-1.11844</text:p>
          </table:table-cell>
          <table:table-cell office:value-type="float" office:value="181.118">
            <text:p>181.11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6753">
            <text:p>18.6753</text:p>
          </table:table-cell>
          <table:table-cell office:value-type="float" office:value="-1.10667">
            <text:p>-1.10667</text:p>
          </table:table-cell>
          <table:table-cell office:value-type="float" office:value="181.107">
            <text:p>181.10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8256">
            <text:p>18.8256</text:p>
          </table:table-cell>
          <table:table-cell office:value-type="float" office:value="-1.07141">
            <text:p>-1.07141</text:p>
          </table:table-cell>
          <table:table-cell office:value-type="float" office:value="181.071">
            <text:p>181.07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.9414">
            <text:p>18.9414</text:p>
          </table:table-cell>
          <table:table-cell office:value-type="float" office:value="-1.03087">
            <text:p>-1.03087</text:p>
          </table:table-cell>
          <table:table-cell office:value-type="float" office:value="181.031">
            <text:p>181.03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0547">
            <text:p>19.0547</text:p>
          </table:table-cell>
          <table:table-cell office:value-type="float" office:value="-0.981216">
            <text:p>-0.981216</text:p>
          </table:table-cell>
          <table:table-cell office:value-type="float" office:value="180.981">
            <text:p>180.98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1576">
            <text:p>19.1576</text:p>
          </table:table-cell>
          <table:table-cell office:value-type="float" office:value="-0.928238">
            <text:p>-0.928238</text:p>
          </table:table-cell>
          <table:table-cell office:value-type="float" office:value="180.928">
            <text:p>180.92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265">
            <text:p>19.265</text:p>
          </table:table-cell>
          <table:table-cell office:value-type="float" office:value="-0.865921">
            <text:p>-0.865921</text:p>
          </table:table-cell>
          <table:table-cell office:value-type="float" office:value="180.866">
            <text:p>180.86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3688">
            <text:p>19.3688</text:p>
          </table:table-cell>
          <table:table-cell office:value-type="float" office:value="-0.799484">
            <text:p>-0.799484</text:p>
          </table:table-cell>
          <table:table-cell office:value-type="float" office:value="180.799">
            <text:p>180.79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4775">
            <text:p>19.4775</text:p>
          </table:table-cell>
          <table:table-cell office:value-type="float" office:value="-0.723984">
            <text:p>-0.723984</text:p>
          </table:table-cell>
          <table:table-cell office:value-type="float" office:value="180.724">
            <text:p>180.72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6281">
            <text:p>19.6281</text:p>
          </table:table-cell>
          <table:table-cell office:value-type="float" office:value="-0.610748">
            <text:p>-0.610748</text:p>
          </table:table-cell>
          <table:table-cell office:value-type="float" office:value="180.611">
            <text:p>180.61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7343">
            <text:p>19.7343</text:p>
          </table:table-cell>
          <table:table-cell office:value-type="float" office:value="-0.525604">
            <text:p>-0.525604</text:p>
          </table:table-cell>
          <table:table-cell office:value-type="float" office:value="180.526">
            <text:p>180.52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8386">
            <text:p>19.8386</text:p>
          </table:table-cell>
          <table:table-cell office:value-type="float" office:value="-0.438141">
            <text:p>-0.438141</text:p>
          </table:table-cell>
          <table:table-cell office:value-type="float" office:value="180.438">
            <text:p>180.43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9.9426">
            <text:p>19.9426</text:p>
          </table:table-cell>
          <table:table-cell office:value-type="float" office:value="-0.347794">
            <text:p>-0.347794</text:p>
          </table:table-cell>
          <table:table-cell office:value-type="float" office:value="180.348">
            <text:p>180.34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0577">
            <text:p>20.0577</text:p>
          </table:table-cell>
          <table:table-cell office:value-type="float" office:value="-0.244736">
            <text:p>-0.244736</text:p>
          </table:table-cell>
          <table:table-cell office:value-type="float" office:value="180.245">
            <text:p>180.24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1595">
            <text:p>20.1595</text:p>
          </table:table-cell>
          <table:table-cell office:value-type="float" office:value="-0.15126">
            <text:p>-0.15126</text:p>
          </table:table-cell>
          <table:table-cell office:value-type="float" office:value="180.151">
            <text:p>180.15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2676">
            <text:p>20.2676</text:p>
          </table:table-cell>
          <table:table-cell office:value-type="float" office:value="-0.0499268">
            <text:p>-0.0499268</text:p>
          </table:table-cell>
          <table:table-cell office:value-type="float" office:value="180.05">
            <text:p>180.0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3682">
            <text:p>20.3682</text:p>
          </table:table-cell>
          <table:table-cell office:value-type="float" office:value="0.046051">
            <text:p>0.046051</text:p>
          </table:table-cell>
          <table:table-cell office:value-type="float" office:value="179.954">
            <text:p>179.954</text:p>
          </table:table-cell>
          <table:table-cell office:value-type="float" office:value="0.273026">
            <text:p>0.27302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4689">
            <text:p>20.4689</text:p>
          </table:table-cell>
          <table:table-cell office:value-type="float" office:value="0.143402">
            <text:p>0.143402</text:p>
          </table:table-cell>
          <table:table-cell office:value-type="float" office:value="179.857">
            <text:p>179.857</text:p>
          </table:table-cell>
          <table:table-cell office:value-type="float" office:value="0.321701">
            <text:p>0.3217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585">
            <text:p>20.585</text:p>
          </table:table-cell>
          <table:table-cell office:value-type="float" office:value="0.257126">
            <text:p>0.257126</text:p>
          </table:table-cell>
          <table:table-cell office:value-type="float" office:value="179.743">
            <text:p>179.743</text:p>
          </table:table-cell>
          <table:table-cell office:value-type="float" office:value="0.378563">
            <text:p>0.37856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6953">
            <text:p>20.6953</text:p>
          </table:table-cell>
          <table:table-cell office:value-type="float" office:value="0.366119">
            <text:p>0.366119</text:p>
          </table:table-cell>
          <table:table-cell office:value-type="float" office:value="179.634">
            <text:p>179.634</text:p>
          </table:table-cell>
          <table:table-cell office:value-type="float" office:value="0.43306">
            <text:p>0.4330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804">
            <text:p>20.804</text:p>
          </table:table-cell>
          <table:table-cell office:value-type="float" office:value="0.474319">
            <text:p>0.474319</text:p>
          </table:table-cell>
          <table:table-cell office:value-type="float" office:value="179.526">
            <text:p>179.526</text:p>
          </table:table-cell>
          <table:table-cell office:value-type="float" office:value="0.48716">
            <text:p>0.4871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0.9116">
            <text:p>20.9116</text:p>
          </table:table-cell>
          <table:table-cell office:value-type="float" office:value="0.58194">
            <text:p>0.58194</text:p>
          </table:table-cell>
          <table:table-cell office:value-type="float" office:value="179.418">
            <text:p>179.418</text:p>
          </table:table-cell>
          <table:table-cell office:value-type="float" office:value="0.54097">
            <text:p>0.5409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0231">
            <text:p>21.0231</text:p>
          </table:table-cell>
          <table:table-cell office:value-type="float" office:value="0.693329">
            <text:p>0.693329</text:p>
          </table:table-cell>
          <table:table-cell office:value-type="float" office:value="179.307">
            <text:p>179.307</text:p>
          </table:table-cell>
          <table:table-cell office:value-type="float" office:value="0.596664">
            <text:p>0.59666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1315">
            <text:p>21.1315</text:p>
          </table:table-cell>
          <table:table-cell office:value-type="float" office:value="0.800873">
            <text:p>0.800873</text:p>
          </table:table-cell>
          <table:table-cell office:value-type="float" office:value="179.199">
            <text:p>179.199</text:p>
          </table:table-cell>
          <table:table-cell office:value-type="float" office:value="0.650436">
            <text:p>0.65043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2354">
            <text:p>21.2354</text:p>
          </table:table-cell>
          <table:table-cell office:value-type="float" office:value="0.90242">
            <text:p>0.90242</text:p>
          </table:table-cell>
          <table:table-cell office:value-type="float" office:value="179.098">
            <text:p>179.098</text:p>
          </table:table-cell>
          <table:table-cell office:value-type="float" office:value="0.70121">
            <text:p>0.7012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3406">
            <text:p>21.3406</text:p>
          </table:table-cell>
          <table:table-cell office:value-type="float" office:value="1.00325">
            <text:p>1.00325</text:p>
          </table:table-cell>
          <table:table-cell office:value-type="float" office:value="178.997">
            <text:p>178.997</text:p>
          </table:table-cell>
          <table:table-cell office:value-type="float" office:value="0.751625">
            <text:p>0.7516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4912">
            <text:p>21.4912</text:p>
          </table:table-cell>
          <table:table-cell office:value-type="float" office:value="1.14081">
            <text:p>1.14081</text:p>
          </table:table-cell>
          <table:table-cell office:value-type="float" office:value="178.859">
            <text:p>178.85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6061">
            <text:p>21.6061</text:p>
          </table:table-cell>
          <table:table-cell office:value-type="float" office:value="1.23747">
            <text:p>1.23747</text:p>
          </table:table-cell>
          <table:table-cell office:value-type="float" office:value="178.763">
            <text:p>178.76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7085">
            <text:p>21.7085</text:p>
          </table:table-cell>
          <table:table-cell office:value-type="float" office:value="1.3158">
            <text:p>1.3158</text:p>
          </table:table-cell>
          <table:table-cell office:value-type="float" office:value="178.684">
            <text:p>178.68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8131">
            <text:p>21.8131</text:p>
          </table:table-cell>
          <table:table-cell office:value-type="float" office:value="1.38657">
            <text:p>1.38657</text:p>
          </table:table-cell>
          <table:table-cell office:value-type="float" office:value="178.613">
            <text:p>178.61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1.9141">
            <text:p>21.9141</text:p>
          </table:table-cell>
          <table:table-cell office:value-type="float" office:value="1.44453">
            <text:p>1.44453</text:p>
          </table:table-cell>
          <table:table-cell office:value-type="float" office:value="178.555">
            <text:p>178.55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0145">
            <text:p>22.0145</text:p>
          </table:table-cell>
          <table:table-cell office:value-type="float" office:value="1.49109">
            <text:p>1.49109</text:p>
          </table:table-cell>
          <table:table-cell office:value-type="float" office:value="178.509">
            <text:p>178.50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1219">
            <text:p>22.1219</text:p>
          </table:table-cell>
          <table:table-cell office:value-type="float" office:value="1.52771">
            <text:p>1.52771</text:p>
          </table:table-cell>
          <table:table-cell office:value-type="float" office:value="178.472">
            <text:p>178.47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2256">
            <text:p>22.2256</text:p>
          </table:table-cell>
          <table:table-cell office:value-type="float" office:value="1.54933">
            <text:p>1.54933</text:p>
          </table:table-cell>
          <table:table-cell office:value-type="float" office:value="178.451">
            <text:p>178.45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table:style-name="ce1" office:value-type="float" office:value="22.3307">
            <text:p>22.3307</text:p>
          </table:table-cell>
          <table:table-cell table:style-name="ce1" office:value-type="float" office:value="1.55714">
            <text:p>1.55714</text:p>
          </table:table-cell>
          <table:table-cell table:style-name="ce1" office:value-type="float" office:value="178.443">
            <text:p>178.443</text:p>
          </table:table-cell>
          <table:table-cell table:style-name="ce1" office:value-type="float" office:value="0.78">
            <text:p>0.78</text:p>
          </table:table-cell>
          <table:table-cell table:style-name="ce1"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4351">
            <text:p>22.4351</text:p>
          </table:table-cell>
          <table:table-cell office:value-type="float" office:value="1.55049">
            <text:p>1.55049</text:p>
          </table:table-cell>
          <table:table-cell office:value-type="float" office:value="178.45">
            <text:p>178.4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5421">
            <text:p>22.5421</text:p>
          </table:table-cell>
          <table:table-cell office:value-type="float" office:value="1.5289">
            <text:p>1.5289</text:p>
          </table:table-cell>
          <table:table-cell office:value-type="float" office:value="178.471">
            <text:p>178.47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6483">
            <text:p>22.6483</text:p>
          </table:table-cell>
          <table:table-cell office:value-type="float" office:value="1.49272">
            <text:p>1.49272</text:p>
          </table:table-cell>
          <table:table-cell office:value-type="float" office:value="178.507">
            <text:p>178.50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7487">
            <text:p>22.7487</text:p>
          </table:table-cell>
          <table:table-cell office:value-type="float" office:value="1.44568">
            <text:p>1.44568</text:p>
          </table:table-cell>
          <table:table-cell office:value-type="float" office:value="178.554">
            <text:p>178.55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858">
            <text:p>22.858</text:p>
          </table:table-cell>
          <table:table-cell office:value-type="float" office:value="1.38045">
            <text:p>1.38045</text:p>
          </table:table-cell>
          <table:table-cell office:value-type="float" office:value="178.62">
            <text:p>178.6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2.9653">
            <text:p>22.9653</text:p>
          </table:table-cell>
          <table:table-cell office:value-type="float" office:value="1.30298">
            <text:p>1.30298</text:p>
          </table:table-cell>
          <table:table-cell office:value-type="float" office:value="178.697">
            <text:p>178.69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0685">
            <text:p>23.0685</text:p>
          </table:table-cell>
          <table:table-cell office:value-type="float" office:value="1.21681">
            <text:p>1.21681</text:p>
          </table:table-cell>
          <table:table-cell office:value-type="float" office:value="178.783">
            <text:p>178.78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1711">
            <text:p>23.1711</text:p>
          </table:table-cell>
          <table:table-cell office:value-type="float" office:value="1.12022">
            <text:p>1.12022</text:p>
          </table:table-cell>
          <table:table-cell office:value-type="float" office:value="178.88">
            <text:p>178.8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272">
            <text:p>23.272</text:p>
          </table:table-cell>
          <table:table-cell office:value-type="float" office:value="1.01575">
            <text:p>1.01575</text:p>
          </table:table-cell>
          <table:table-cell office:value-type="float" office:value="178.984">
            <text:p>178.984</text:p>
          </table:table-cell>
          <table:table-cell office:value-type="float" office:value="0.757874">
            <text:p>0.75787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3771">
            <text:p>23.3771</text:p>
          </table:table-cell>
          <table:table-cell office:value-type="float" office:value="0.897095">
            <text:p>0.897095</text:p>
          </table:table-cell>
          <table:table-cell office:value-type="float" office:value="179.103">
            <text:p>179.103</text:p>
          </table:table-cell>
          <table:table-cell office:value-type="float" office:value="0.698547">
            <text:p>0.69854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4844">
            <text:p>23.4844</text:p>
          </table:table-cell>
          <table:table-cell office:value-type="float" office:value="0.766724">
            <text:p>0.766724</text:p>
          </table:table-cell>
          <table:table-cell office:value-type="float" office:value="179.233">
            <text:p>179.233</text:p>
          </table:table-cell>
          <table:table-cell office:value-type="float" office:value="0.633362">
            <text:p>0.63336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5881">
            <text:p>23.5881</text:p>
          </table:table-cell>
          <table:table-cell office:value-type="float" office:value="0.633041">
            <text:p>0.633041</text:p>
          </table:table-cell>
          <table:table-cell office:value-type="float" office:value="179.367">
            <text:p>179.367</text:p>
          </table:table-cell>
          <table:table-cell office:value-type="float" office:value="0.566521">
            <text:p>0.56652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6948">
            <text:p>23.6948</text:p>
          </table:table-cell>
          <table:table-cell office:value-type="float" office:value="0.489258">
            <text:p>0.489258</text:p>
          </table:table-cell>
          <table:table-cell office:value-type="float" office:value="179.511">
            <text:p>179.511</text:p>
          </table:table-cell>
          <table:table-cell office:value-type="float" office:value="0.494629">
            <text:p>0.49462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7957">
            <text:p>23.7957</text:p>
          </table:table-cell>
          <table:table-cell office:value-type="float" office:value="0.348969">
            <text:p>0.348969</text:p>
          </table:table-cell>
          <table:table-cell office:value-type="float" office:value="179.651">
            <text:p>179.651</text:p>
          </table:table-cell>
          <table:table-cell office:value-type="float" office:value="0.424484">
            <text:p>0.42448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8976">
            <text:p>23.8976</text:p>
          </table:table-cell>
          <table:table-cell office:value-type="float" office:value="0.204163">
            <text:p>0.204163</text:p>
          </table:table-cell>
          <table:table-cell office:value-type="float" office:value="179.796">
            <text:p>179.796</text:p>
          </table:table-cell>
          <table:table-cell office:value-type="float" office:value="0.352081">
            <text:p>0.35208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3.998">
            <text:p>23.998</text:p>
          </table:table-cell>
          <table:table-cell office:value-type="float" office:value="0.0606689">
            <text:p>0.0606689</text:p>
          </table:table-cell>
          <table:table-cell office:value-type="float" office:value="179.939">
            <text:p>179.939</text:p>
          </table:table-cell>
          <table:table-cell office:value-type="float" office:value="0.280334">
            <text:p>0.28033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0984">
            <text:p>24.0984</text:p>
          </table:table-cell>
          <table:table-cell office:value-type="float" office:value="-0.0813141">
            <text:p>-0.0813141</text:p>
          </table:table-cell>
          <table:table-cell office:value-type="float" office:value="180.081">
            <text:p>180.08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2">
            <text:p>24.2</text:p>
          </table:table-cell>
          <table:table-cell office:value-type="float" office:value="-0.221558">
            <text:p>-0.221558</text:p>
          </table:table-cell>
          <table:table-cell office:value-type="float" office:value="180.222">
            <text:p>180.22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3005">
            <text:p>24.3005</text:p>
          </table:table-cell>
          <table:table-cell office:value-type="float" office:value="-0.354599">
            <text:p>-0.354599</text:p>
          </table:table-cell>
          <table:table-cell office:value-type="float" office:value="180.355">
            <text:p>180.35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4047">
            <text:p>24.4047</text:p>
          </table:table-cell>
          <table:table-cell office:value-type="float" office:value="-0.484238">
            <text:p>-0.484238</text:p>
          </table:table-cell>
          <table:table-cell office:value-type="float" office:value="180.484">
            <text:p>180.48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5621">
            <text:p>24.5621</text:p>
          </table:table-cell>
          <table:table-cell office:value-type="float" office:value="-0.661194">
            <text:p>-0.661194</text:p>
          </table:table-cell>
          <table:table-cell office:value-type="float" office:value="180.661">
            <text:p>180.66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6652">
            <text:p>24.6652</text:p>
          </table:table-cell>
          <table:table-cell office:value-type="float" office:value="-0.762711">
            <text:p>-0.762711</text:p>
          </table:table-cell>
          <table:table-cell office:value-type="float" office:value="180.763">
            <text:p>180.76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7731">
            <text:p>24.7731</text:p>
          </table:table-cell>
          <table:table-cell office:value-type="float" office:value="-0.856018">
            <text:p>-0.856018</text:p>
          </table:table-cell>
          <table:table-cell office:value-type="float" office:value="180.856">
            <text:p>180.85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8732">
            <text:p>24.8732</text:p>
          </table:table-cell>
          <table:table-cell office:value-type="float" office:value="-0.930008">
            <text:p>-0.930008</text:p>
          </table:table-cell>
          <table:table-cell office:value-type="float" office:value="180.93">
            <text:p>180.9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4.9814">
            <text:p>24.9814</text:p>
          </table:table-cell>
          <table:table-cell office:value-type="float" office:value="-0.996597">
            <text:p>-0.996597</text:p>
          </table:table-cell>
          <table:table-cell office:value-type="float" office:value="180.997">
            <text:p>180.99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0869">
            <text:p>25.0869</text:p>
          </table:table-cell>
          <table:table-cell office:value-type="float" office:value="-1.04811">
            <text:p>-1.04811</text:p>
          </table:table-cell>
          <table:table-cell office:value-type="float" office:value="181.048">
            <text:p>181.04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1886">
            <text:p>25.1886</text:p>
          </table:table-cell>
          <table:table-cell office:value-type="float" office:value="-1.08536">
            <text:p>-1.08536</text:p>
          </table:table-cell>
          <table:table-cell office:value-type="float" office:value="181.085">
            <text:p>181.08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2894">
            <text:p>25.2894</text:p>
          </table:table-cell>
          <table:table-cell office:value-type="float" office:value="-1.11081">
            <text:p>-1.11081</text:p>
          </table:table-cell>
          <table:table-cell office:value-type="float" office:value="181.111">
            <text:p>181.11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4398">
            <text:p>25.4398</text:p>
          </table:table-cell>
          <table:table-cell office:value-type="float" office:value="-1.12819">
            <text:p>-1.12819</text:p>
          </table:table-cell>
          <table:table-cell office:value-type="float" office:value="181.128">
            <text:p>181.12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5406">
            <text:p>25.5406</text:p>
          </table:table-cell>
          <table:table-cell office:value-type="float" office:value="-1.12712">
            <text:p>-1.12712</text:p>
          </table:table-cell>
          <table:table-cell office:value-type="float" office:value="181.127">
            <text:p>181.12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6421">
            <text:p>25.6421</text:p>
          </table:table-cell>
          <table:table-cell office:value-type="float" office:value="-1.11627">
            <text:p>-1.11627</text:p>
          </table:table-cell>
          <table:table-cell office:value-type="float" office:value="181.116">
            <text:p>181.11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7513">
            <text:p>25.7513</text:p>
          </table:table-cell>
          <table:table-cell office:value-type="float" office:value="-1.09439">
            <text:p>-1.09439</text:p>
          </table:table-cell>
          <table:table-cell office:value-type="float" office:value="181.094">
            <text:p>181.09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8521">
            <text:p>25.8521</text:p>
          </table:table-cell>
          <table:table-cell office:value-type="float" office:value="-1.06558">
            <text:p>-1.06558</text:p>
          </table:table-cell>
          <table:table-cell office:value-type="float" office:value="181.066">
            <text:p>181.06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5.9678">
            <text:p>25.9678</text:p>
          </table:table-cell>
          <table:table-cell office:value-type="float" office:value="-1.02295">
            <text:p>-1.02295</text:p>
          </table:table-cell>
          <table:table-cell office:value-type="float" office:value="181.023">
            <text:p>181.02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0754">
            <text:p>26.0754</text:p>
          </table:table-cell>
          <table:table-cell office:value-type="float" office:value="-0.97496">
            <text:p>-0.97496</text:p>
          </table:table-cell>
          <table:table-cell office:value-type="float" office:value="180.975">
            <text:p>180.9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1782">
            <text:p>26.1782</text:p>
          </table:table-cell>
          <table:table-cell office:value-type="float" office:value="-0.922165">
            <text:p>-0.922165</text:p>
          </table:table-cell>
          <table:table-cell office:value-type="float" office:value="180.922">
            <text:p>180.92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2786">
            <text:p>26.2786</text:p>
          </table:table-cell>
          <table:table-cell office:value-type="float" office:value="-0.864761">
            <text:p>-0.864761</text:p>
          </table:table-cell>
          <table:table-cell office:value-type="float" office:value="180.865">
            <text:p>180.86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4288">
            <text:p>26.4288</text:p>
          </table:table-cell>
          <table:table-cell office:value-type="float" office:value="-0.768707">
            <text:p>-0.768707</text:p>
          </table:table-cell>
          <table:table-cell office:value-type="float" office:value="180.769">
            <text:p>180.76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5437">
            <text:p>26.5437</text:p>
          </table:table-cell>
          <table:table-cell office:value-type="float" office:value="-0.687973">
            <text:p>-0.687973</text:p>
          </table:table-cell>
          <table:table-cell office:value-type="float" office:value="180.688">
            <text:p>180.68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6442">
            <text:p>26.6442</text:p>
          </table:table-cell>
          <table:table-cell office:value-type="float" office:value="-0.612946">
            <text:p>-0.612946</text:p>
          </table:table-cell>
          <table:table-cell office:value-type="float" office:value="180.613">
            <text:p>180.61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7542">
            <text:p>26.7542</text:p>
          </table:table-cell>
          <table:table-cell office:value-type="float" office:value="-0.526459">
            <text:p>-0.526459</text:p>
          </table:table-cell>
          <table:table-cell office:value-type="float" office:value="180.526">
            <text:p>180.52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8557">
            <text:p>26.8557</text:p>
          </table:table-cell>
          <table:table-cell office:value-type="float" office:value="-0.442886">
            <text:p>-0.442886</text:p>
          </table:table-cell>
          <table:table-cell office:value-type="float" office:value="180.443">
            <text:p>180.44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6.957">
            <text:p>26.957</text:p>
          </table:table-cell>
          <table:table-cell office:value-type="float" office:value="-0.356277">
            <text:p>-0.356277</text:p>
          </table:table-cell>
          <table:table-cell office:value-type="float" office:value="180.356">
            <text:p>180.35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0618">
            <text:p>27.0618</text:p>
          </table:table-cell>
          <table:table-cell office:value-type="float" office:value="-0.263687">
            <text:p>-0.263687</text:p>
          </table:table-cell>
          <table:table-cell office:value-type="float" office:value="180.264">
            <text:p>180.26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1713">
            <text:p>27.1713</text:p>
          </table:table-cell>
          <table:table-cell office:value-type="float" office:value="-0.16391">
            <text:p>-0.16391</text:p>
          </table:table-cell>
          <table:table-cell office:value-type="float" office:value="180.164">
            <text:p>180.16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2721">
            <text:p>27.2721</text:p>
          </table:table-cell>
          <table:table-cell office:value-type="float" office:value="-0.0696259">
            <text:p>-0.0696259</text:p>
          </table:table-cell>
          <table:table-cell office:value-type="float" office:value="180.07">
            <text:p>180.0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374">
            <text:p>27.374</text:p>
          </table:table-cell>
          <table:table-cell office:value-type="float" office:value="0.0278473">
            <text:p>0.0278473</text:p>
          </table:table-cell>
          <table:table-cell office:value-type="float" office:value="179.972">
            <text:p>179.972</text:p>
          </table:table-cell>
          <table:table-cell office:value-type="float" office:value="0.263924">
            <text:p>0.26392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4819">
            <text:p>27.4819</text:p>
          </table:table-cell>
          <table:table-cell office:value-type="float" office:value="0.133133">
            <text:p>0.133133</text:p>
          </table:table-cell>
          <table:table-cell office:value-type="float" office:value="179.867">
            <text:p>179.867</text:p>
          </table:table-cell>
          <table:table-cell office:value-type="float" office:value="0.316566">
            <text:p>0.31656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5894">
            <text:p>27.5894</text:p>
          </table:table-cell>
          <table:table-cell office:value-type="float" office:value="0.239899">
            <text:p>0.239899</text:p>
          </table:table-cell>
          <table:table-cell office:value-type="float" office:value="179.76">
            <text:p>179.76</text:p>
          </table:table-cell>
          <table:table-cell office:value-type="float" office:value="0.369949">
            <text:p>0.36994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6985">
            <text:p>27.6985</text:p>
          </table:table-cell>
          <table:table-cell office:value-type="float" office:value="0.350128">
            <text:p>0.350128</text:p>
          </table:table-cell>
          <table:table-cell office:value-type="float" office:value="179.65">
            <text:p>179.65</text:p>
          </table:table-cell>
          <table:table-cell office:value-type="float" office:value="0.425064">
            <text:p>0.42506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8021">
            <text:p>27.8021</text:p>
          </table:table-cell>
          <table:table-cell office:value-type="float" office:value="0.456345">
            <text:p>0.456345</text:p>
          </table:table-cell>
          <table:table-cell office:value-type="float" office:value="179.544">
            <text:p>179.544</text:p>
          </table:table-cell>
          <table:table-cell office:value-type="float" office:value="0.478172">
            <text:p>0.47817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7.9072">
            <text:p>27.9072</text:p>
          </table:table-cell>
          <table:table-cell office:value-type="float" office:value="0.565247">
            <text:p>0.565247</text:p>
          </table:table-cell>
          <table:table-cell office:value-type="float" office:value="179.435">
            <text:p>179.435</text:p>
          </table:table-cell>
          <table:table-cell office:value-type="float" office:value="0.532623">
            <text:p>0.53262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0112">
            <text:p>28.0112</text:p>
          </table:table-cell>
          <table:table-cell office:value-type="float" office:value="0.673874">
            <text:p>0.673874</text:p>
          </table:table-cell>
          <table:table-cell office:value-type="float" office:value="179.326">
            <text:p>179.326</text:p>
          </table:table-cell>
          <table:table-cell office:value-type="float" office:value="0.586937">
            <text:p>0.58693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1174">
            <text:p>28.1174</text:p>
          </table:table-cell>
          <table:table-cell office:value-type="float" office:value="0.785095">
            <text:p>0.785095</text:p>
          </table:table-cell>
          <table:table-cell office:value-type="float" office:value="179.215">
            <text:p>179.215</text:p>
          </table:table-cell>
          <table:table-cell office:value-type="float" office:value="0.642548">
            <text:p>0.64254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2296">
            <text:p>28.2296</text:p>
          </table:table-cell>
          <table:table-cell office:value-type="float" office:value="0.90239">
            <text:p>0.90239</text:p>
          </table:table-cell>
          <table:table-cell office:value-type="float" office:value="179.098">
            <text:p>179.098</text:p>
          </table:table-cell>
          <table:table-cell office:value-type="float" office:value="0.701195">
            <text:p>0.70119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3369">
            <text:p>28.3369</text:p>
          </table:table-cell>
          <table:table-cell office:value-type="float" office:value="1.01317">
            <text:p>1.01317</text:p>
          </table:table-cell>
          <table:table-cell office:value-type="float" office:value="178.987">
            <text:p>178.987</text:p>
          </table:table-cell>
          <table:table-cell office:value-type="float" office:value="0.756584">
            <text:p>0.75658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4381">
            <text:p>28.4381</text:p>
          </table:table-cell>
          <table:table-cell office:value-type="float" office:value="1.11525">
            <text:p>1.11525</text:p>
          </table:table-cell>
          <table:table-cell office:value-type="float" office:value="178.885">
            <text:p>178.88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545">
            <text:p>28.545</text:p>
          </table:table-cell>
          <table:table-cell office:value-type="float" office:value="1.21892">
            <text:p>1.21892</text:p>
          </table:table-cell>
          <table:table-cell office:value-type="float" office:value="178.781">
            <text:p>178.78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6456">
            <text:p>28.6456</text:p>
          </table:table-cell>
          <table:table-cell office:value-type="float" office:value="1.31075">
            <text:p>1.31075</text:p>
          </table:table-cell>
          <table:table-cell office:value-type="float" office:value="178.689">
            <text:p>178.68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7483">
            <text:p>28.7483</text:p>
          </table:table-cell>
          <table:table-cell office:value-type="float" office:value="1.39729">
            <text:p>1.39729</text:p>
          </table:table-cell>
          <table:table-cell office:value-type="float" office:value="178.603">
            <text:p>178.60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856">
            <text:p>28.856</text:p>
          </table:table-cell>
          <table:table-cell office:value-type="float" office:value="1.47871">
            <text:p>1.47871</text:p>
          </table:table-cell>
          <table:table-cell office:value-type="float" office:value="178.521">
            <text:p>178.52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.9562">
            <text:p>28.9562</text:p>
          </table:table-cell>
          <table:table-cell office:value-type="float" office:value="1.54437">
            <text:p>1.54437</text:p>
          </table:table-cell>
          <table:table-cell office:value-type="float" office:value="178.456">
            <text:p>178.45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0693">
            <text:p>29.0693</text:p>
          </table:table-cell>
          <table:table-cell office:value-type="float" office:value="1.6058">
            <text:p>1.6058</text:p>
          </table:table-cell>
          <table:table-cell office:value-type="float" office:value="178.394">
            <text:p>178.39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1725">
            <text:p>29.1725</text:p>
          </table:table-cell>
          <table:table-cell office:value-type="float" office:value="1.64897">
            <text:p>1.64897</text:p>
          </table:table-cell>
          <table:table-cell office:value-type="float" office:value="178.351">
            <text:p>178.35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2799">
            <text:p>29.2799</text:p>
          </table:table-cell>
          <table:table-cell office:value-type="float" office:value="1.68018">
            <text:p>1.68018</text:p>
          </table:table-cell>
          <table:table-cell office:value-type="float" office:value="178.32">
            <text:p>178.3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3853">
            <text:p>29.3853</text:p>
          </table:table-cell>
          <table:table-cell office:value-type="float" office:value="1.69693">
            <text:p>1.69693</text:p>
          </table:table-cell>
          <table:table-cell office:value-type="float" office:value="178.303">
            <text:p>178.30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495">
            <text:p>29.495</text:p>
          </table:table-cell>
          <table:table-cell office:value-type="float" office:value="1.69965">
            <text:p>1.69965</text:p>
          </table:table-cell>
          <table:table-cell office:value-type="float" office:value="178.3">
            <text:p>178.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6035">
            <text:p>29.6035</text:p>
          </table:table-cell>
          <table:table-cell office:value-type="float" office:value="1.68768">
            <text:p>1.68768</text:p>
          </table:table-cell>
          <table:table-cell office:value-type="float" office:value="178.312">
            <text:p>178.31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7074">
            <text:p>29.7074</text:p>
          </table:table-cell>
          <table:table-cell office:value-type="float" office:value="1.66281">
            <text:p>1.66281</text:p>
          </table:table-cell>
          <table:table-cell office:value-type="float" office:value="178.337">
            <text:p>178.33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8646">
            <text:p>29.8646</text:p>
          </table:table-cell>
          <table:table-cell office:value-type="float" office:value="1.60135">
            <text:p>1.60135</text:p>
          </table:table-cell>
          <table:table-cell office:value-type="float" office:value="178.399">
            <text:p>178.39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.9729">
            <text:p>29.9729</text:p>
          </table:table-cell>
          <table:table-cell office:value-type="float" office:value="1.54311">
            <text:p>1.54311</text:p>
          </table:table-cell>
          <table:table-cell office:value-type="float" office:value="178.457">
            <text:p>178.45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0779">
            <text:p>30.0779</text:p>
          </table:table-cell>
          <table:table-cell office:value-type="float" office:value="1.47502">
            <text:p>1.47502</text:p>
          </table:table-cell>
          <table:table-cell office:value-type="float" office:value="178.525">
            <text:p>178.52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1848">
            <text:p>30.1848</text:p>
          </table:table-cell>
          <table:table-cell office:value-type="float" office:value="1.3949">
            <text:p>1.3949</text:p>
          </table:table-cell>
          <table:table-cell office:value-type="float" office:value="178.605">
            <text:p>178.60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2854">
            <text:p>30.2854</text:p>
          </table:table-cell>
          <table:table-cell office:value-type="float" office:value="1.30995">
            <text:p>1.30995</text:p>
          </table:table-cell>
          <table:table-cell office:value-type="float" office:value="178.69">
            <text:p>178.6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4358">
            <text:p>30.4358</text:p>
          </table:table-cell>
          <table:table-cell office:value-type="float" office:value="1.16794">
            <text:p>1.16794</text:p>
          </table:table-cell>
          <table:table-cell office:value-type="float" office:value="178.832">
            <text:p>178.83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5413">
            <text:p>30.5413</text:p>
          </table:table-cell>
          <table:table-cell office:value-type="float" office:value="1.05829">
            <text:p>1.05829</text:p>
          </table:table-cell>
          <table:table-cell office:value-type="float" office:value="178.942">
            <text:p>178.942</text:p>
          </table:table-cell>
          <table:table-cell office:value-type="float" office:value="0.779144">
            <text:p>0.77914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6417">
            <text:p>30.6417</text:p>
          </table:table-cell>
          <table:table-cell office:value-type="float" office:value="0.947403">
            <text:p>0.947403</text:p>
          </table:table-cell>
          <table:table-cell office:value-type="float" office:value="179.053">
            <text:p>179.053</text:p>
          </table:table-cell>
          <table:table-cell office:value-type="float" office:value="0.723701">
            <text:p>0.7237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7451">
            <text:p>30.7451</text:p>
          </table:table-cell>
          <table:table-cell office:value-type="float" office:value="0.827057">
            <text:p>0.827057</text:p>
          </table:table-cell>
          <table:table-cell office:value-type="float" office:value="179.173">
            <text:p>179.173</text:p>
          </table:table-cell>
          <table:table-cell office:value-type="float" office:value="0.663528">
            <text:p>0.66352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8459">
            <text:p>30.8459</text:p>
          </table:table-cell>
          <table:table-cell office:value-type="float" office:value="0.70462">
            <text:p>0.70462</text:p>
          </table:table-cell>
          <table:table-cell office:value-type="float" office:value="179.295">
            <text:p>179.295</text:p>
          </table:table-cell>
          <table:table-cell office:value-type="float" office:value="0.60231">
            <text:p>0.6023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.9462">
            <text:p>30.9462</text:p>
          </table:table-cell>
          <table:table-cell office:value-type="float" office:value="0.578964">
            <text:p>0.578964</text:p>
          </table:table-cell>
          <table:table-cell office:value-type="float" office:value="179.421">
            <text:p>179.421</text:p>
          </table:table-cell>
          <table:table-cell office:value-type="float" office:value="0.539482">
            <text:p>0.53948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0526">
            <text:p>31.0526</text:p>
          </table:table-cell>
          <table:table-cell office:value-type="float" office:value="0.442108">
            <text:p>0.442108</text:p>
          </table:table-cell>
          <table:table-cell office:value-type="float" office:value="179.558">
            <text:p>179.558</text:p>
          </table:table-cell>
          <table:table-cell office:value-type="float" office:value="0.471054">
            <text:p>0.47105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1573">
            <text:p>31.1573</text:p>
          </table:table-cell>
          <table:table-cell office:value-type="float" office:value="0.30603">
            <text:p>0.30603</text:p>
          </table:table-cell>
          <table:table-cell office:value-type="float" office:value="179.694">
            <text:p>179.694</text:p>
          </table:table-cell>
          <table:table-cell office:value-type="float" office:value="0.403015">
            <text:p>0.40301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2594">
            <text:p>31.2594</text:p>
          </table:table-cell>
          <table:table-cell office:value-type="float" office:value="0.173737">
            <text:p>0.173737</text:p>
          </table:table-cell>
          <table:table-cell office:value-type="float" office:value="179.826">
            <text:p>179.826</text:p>
          </table:table-cell>
          <table:table-cell office:value-type="float" office:value="0.336868">
            <text:p>0.33686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3625">
            <text:p>31.3625</text:p>
          </table:table-cell>
          <table:table-cell office:value-type="float" office:value="0.0425568">
            <text:p>0.0425568</text:p>
          </table:table-cell>
          <table:table-cell office:value-type="float" office:value="179.957">
            <text:p>179.957</text:p>
          </table:table-cell>
          <table:table-cell office:value-type="float" office:value="0.271278">
            <text:p>0.2712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4631">
            <text:p>31.4631</text:p>
          </table:table-cell>
          <table:table-cell office:value-type="float" office:value="-0.081131">
            <text:p>-0.081131</text:p>
          </table:table-cell>
          <table:table-cell office:value-type="float" office:value="180.081">
            <text:p>180.08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5647">
            <text:p>31.5647</text:p>
          </table:table-cell>
          <table:table-cell office:value-type="float" office:value="-0.1996">
            <text:p>-0.1996</text:p>
          </table:table-cell>
          <table:table-cell office:value-type="float" office:value="180.2">
            <text:p>180.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6663">
            <text:p>31.6663</text:p>
          </table:table-cell>
          <table:table-cell office:value-type="float" office:value="-0.309433">
            <text:p>-0.309433</text:p>
          </table:table-cell>
          <table:table-cell office:value-type="float" office:value="180.309">
            <text:p>180.30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8157">
            <text:p>31.8157</text:p>
          </table:table-cell>
          <table:table-cell office:value-type="float" office:value="-0.45253">
            <text:p>-0.45253</text:p>
          </table:table-cell>
          <table:table-cell office:value-type="float" office:value="180.453">
            <text:p>180.45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1.9242">
            <text:p>31.9242</text:p>
          </table:table-cell>
          <table:table-cell office:value-type="float" office:value="-0.540451">
            <text:p>-0.540451</text:p>
          </table:table-cell>
          <table:table-cell office:value-type="float" office:value="180.54">
            <text:p>180.5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026">
            <text:p>32.026</text:p>
          </table:table-cell>
          <table:table-cell office:value-type="float" office:value="-0.609756">
            <text:p>-0.609756</text:p>
          </table:table-cell>
          <table:table-cell office:value-type="float" office:value="180.61">
            <text:p>180.6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1287">
            <text:p>32.1287</text:p>
          </table:table-cell>
          <table:table-cell office:value-type="float" office:value="-0.665955">
            <text:p>-0.665955</text:p>
          </table:table-cell>
          <table:table-cell office:value-type="float" office:value="180.666">
            <text:p>180.66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2305">
            <text:p>32.2305</text:p>
          </table:table-cell>
          <table:table-cell office:value-type="float" office:value="-0.70813">
            <text:p>-0.70813</text:p>
          </table:table-cell>
          <table:table-cell office:value-type="float" office:value="180.708">
            <text:p>180.70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3799">
            <text:p>32.3799</text:p>
          </table:table-cell>
          <table:table-cell office:value-type="float" office:value="-0.745758">
            <text:p>-0.745758</text:p>
          </table:table-cell>
          <table:table-cell office:value-type="float" office:value="180.746">
            <text:p>180.74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4891">
            <text:p>32.4891</text:p>
          </table:table-cell>
          <table:table-cell office:value-type="float" office:value="-0.755264">
            <text:p>-0.755264</text:p>
          </table:table-cell>
          <table:table-cell office:value-type="float" office:value="180.755">
            <text:p>180.75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6394">
            <text:p>32.6394</text:p>
          </table:table-cell>
          <table:table-cell office:value-type="float" office:value="-0.744797">
            <text:p>-0.744797</text:p>
          </table:table-cell>
          <table:table-cell office:value-type="float" office:value="180.745">
            <text:p>180.74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7402">
            <text:p>32.7402</text:p>
          </table:table-cell>
          <table:table-cell office:value-type="float" office:value="-0.723343">
            <text:p>-0.723343</text:p>
          </table:table-cell>
          <table:table-cell office:value-type="float" office:value="180.723">
            <text:p>180.72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8484">
            <text:p>32.8484</text:p>
          </table:table-cell>
          <table:table-cell office:value-type="float" office:value="-0.688156">
            <text:p>-0.688156</text:p>
          </table:table-cell>
          <table:table-cell office:value-type="float" office:value="180.688">
            <text:p>180.68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2.9492">
            <text:p>32.9492</text:p>
          </table:table-cell>
          <table:table-cell office:value-type="float" office:value="-0.644791">
            <text:p>-0.644791</text:p>
          </table:table-cell>
          <table:table-cell office:value-type="float" office:value="180.645">
            <text:p>180.64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0522">
            <text:p>33.0522</text:p>
          </table:table-cell>
          <table:table-cell office:value-type="float" office:value="-0.590622">
            <text:p>-0.590622</text:p>
          </table:table-cell>
          <table:table-cell office:value-type="float" office:value="180.591">
            <text:p>180.59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1571">
            <text:p>33.1571</text:p>
          </table:table-cell>
          <table:table-cell office:value-type="float" office:value="-0.525864">
            <text:p>-0.525864</text:p>
          </table:table-cell>
          <table:table-cell office:value-type="float" office:value="180.526">
            <text:p>180.52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2573">
            <text:p>33.2573</text:p>
          </table:table-cell>
          <table:table-cell office:value-type="float" office:value="-0.455811">
            <text:p>-0.455811</text:p>
          </table:table-cell>
          <table:table-cell office:value-type="float" office:value="180.456">
            <text:p>180.45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3716">
            <text:p>33.3716</text:p>
          </table:table-cell>
          <table:table-cell office:value-type="float" office:value="-0.366989">
            <text:p>-0.366989</text:p>
          </table:table-cell>
          <table:table-cell office:value-type="float" office:value="180.367">
            <text:p>180.36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5225">
            <text:p>33.5225</text:p>
          </table:table-cell>
          <table:table-cell office:value-type="float" office:value="-0.236145">
            <text:p>-0.236145</text:p>
          </table:table-cell>
          <table:table-cell office:value-type="float" office:value="180.236">
            <text:p>180.23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6241">
            <text:p>33.6241</text:p>
          </table:table-cell>
          <table:table-cell office:value-type="float" office:value="-0.140411">
            <text:p>-0.140411</text:p>
          </table:table-cell>
          <table:table-cell office:value-type="float" office:value="180.14">
            <text:p>180.1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7332">
            <text:p>33.7332</text:p>
          </table:table-cell>
          <table:table-cell office:value-type="float" office:value="-0.0314331">
            <text:p>-0.0314331</text:p>
          </table:table-cell>
          <table:table-cell office:value-type="float" office:value="180.031">
            <text:p>180.03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848">
            <text:p>33.848</text:p>
          </table:table-cell>
          <table:table-cell office:value-type="float" office:value="0.089386">
            <text:p>0.089386</text:p>
          </table:table-cell>
          <table:table-cell office:value-type="float" office:value="179.911">
            <text:p>179.911</text:p>
          </table:table-cell>
          <table:table-cell office:value-type="float" office:value="0.294693">
            <text:p>0.29469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3.9553">
            <text:p>33.9553</text:p>
          </table:table-cell>
          <table:table-cell office:value-type="float" office:value="0.207489">
            <text:p>0.207489</text:p>
          </table:table-cell>
          <table:table-cell office:value-type="float" office:value="179.793">
            <text:p>179.793</text:p>
          </table:table-cell>
          <table:table-cell office:value-type="float" office:value="0.353745">
            <text:p>0.35374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1046">
            <text:p>34.1046</text:p>
          </table:table-cell>
          <table:table-cell office:value-type="float" office:value="0.378876">
            <text:p>0.378876</text:p>
          </table:table-cell>
          <table:table-cell office:value-type="float" office:value="179.621">
            <text:p>179.621</text:p>
          </table:table-cell>
          <table:table-cell office:value-type="float" office:value="0.439438">
            <text:p>0.43943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2063">
            <text:p>34.2063</text:p>
          </table:table-cell>
          <table:table-cell office:value-type="float" office:value="0.499863">
            <text:p>0.499863</text:p>
          </table:table-cell>
          <table:table-cell office:value-type="float" office:value="179.5">
            <text:p>179.5</text:p>
          </table:table-cell>
          <table:table-cell office:value-type="float" office:value="0.499931">
            <text:p>0.49993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3215">
            <text:p>34.3215</text:p>
          </table:table-cell>
          <table:table-cell office:value-type="float" office:value="0.640656">
            <text:p>0.640656</text:p>
          </table:table-cell>
          <table:table-cell office:value-type="float" office:value="179.359">
            <text:p>179.359</text:p>
          </table:table-cell>
          <table:table-cell office:value-type="float" office:value="0.570328">
            <text:p>0.57032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4274">
            <text:p>34.4274</text:p>
          </table:table-cell>
          <table:table-cell office:value-type="float" office:value="0.772598">
            <text:p>0.772598</text:p>
          </table:table-cell>
          <table:table-cell office:value-type="float" office:value="179.227">
            <text:p>179.227</text:p>
          </table:table-cell>
          <table:table-cell office:value-type="float" office:value="0.636299">
            <text:p>0.63629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5325">
            <text:p>34.5325</text:p>
          </table:table-cell>
          <table:table-cell office:value-type="float" office:value="0.905106">
            <text:p>0.905106</text:p>
          </table:table-cell>
          <table:table-cell office:value-type="float" office:value="179.095">
            <text:p>179.095</text:p>
          </table:table-cell>
          <table:table-cell office:value-type="float" office:value="0.702553">
            <text:p>0.70255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6414">
            <text:p>34.6414</text:p>
          </table:table-cell>
          <table:table-cell office:value-type="float" office:value="1.04305">
            <text:p>1.04305</text:p>
          </table:table-cell>
          <table:table-cell office:value-type="float" office:value="178.957">
            <text:p>178.957</text:p>
          </table:table-cell>
          <table:table-cell office:value-type="float" office:value="0.771523">
            <text:p>0.77152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7423">
            <text:p>34.7423</text:p>
          </table:table-cell>
          <table:table-cell office:value-type="float" office:value="1.17039">
            <text:p>1.17039</text:p>
          </table:table-cell>
          <table:table-cell office:value-type="float" office:value="178.83">
            <text:p>178.8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8497">
            <text:p>34.8497</text:p>
          </table:table-cell>
          <table:table-cell office:value-type="float" office:value="1.30383">
            <text:p>1.30383</text:p>
          </table:table-cell>
          <table:table-cell office:value-type="float" office:value="178.696">
            <text:p>178.69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4.953">
            <text:p>34.953</text:p>
          </table:table-cell>
          <table:table-cell office:value-type="float" office:value="1.42792">
            <text:p>1.42792</text:p>
          </table:table-cell>
          <table:table-cell office:value-type="float" office:value="178.572">
            <text:p>178.57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0585">
            <text:p>35.0585</text:p>
          </table:table-cell>
          <table:table-cell office:value-type="float" office:value="1.54834">
            <text:p>1.54834</text:p>
          </table:table-cell>
          <table:table-cell office:value-type="float" office:value="178.452">
            <text:p>178.45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1656">
            <text:p>35.1656</text:p>
          </table:table-cell>
          <table:table-cell office:value-type="float" office:value="1.66203">
            <text:p>1.66203</text:p>
          </table:table-cell>
          <table:table-cell office:value-type="float" office:value="178.338">
            <text:p>178.33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2729">
            <text:p>35.2729</text:p>
          </table:table-cell>
          <table:table-cell office:value-type="float" office:value="1.7654">
            <text:p>1.7654</text:p>
          </table:table-cell>
          <table:table-cell office:value-type="float" office:value="178.235">
            <text:p>178.23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3737">
            <text:p>35.3737</text:p>
          </table:table-cell>
          <table:table-cell office:value-type="float" office:value="1.85155">
            <text:p>1.85155</text:p>
          </table:table-cell>
          <table:table-cell office:value-type="float" office:value="178.148">
            <text:p>178.14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4814">
            <text:p>35.4814</text:p>
          </table:table-cell>
          <table:table-cell office:value-type="float" office:value="1.93098">
            <text:p>1.93098</text:p>
          </table:table-cell>
          <table:table-cell office:value-type="float" office:value="178.069">
            <text:p>178.06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6392">
            <text:p>35.6392</text:p>
          </table:table-cell>
          <table:table-cell office:value-type="float" office:value="2.02208">
            <text:p>2.02208</text:p>
          </table:table-cell>
          <table:table-cell office:value-type="float" office:value="177.978">
            <text:p>177.97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7408">
            <text:p>35.7408</text:p>
          </table:table-cell>
          <table:table-cell office:value-type="float" office:value="2.06425">
            <text:p>2.06425</text:p>
          </table:table-cell>
          <table:table-cell office:value-type="float" office:value="177.936">
            <text:p>177.93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855">
            <text:p>35.855</text:p>
          </table:table-cell>
          <table:table-cell office:value-type="float" office:value="2.09593">
            <text:p>2.09593</text:p>
          </table:table-cell>
          <table:table-cell office:value-type="float" office:value="177.904">
            <text:p>177.90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5.9553">
            <text:p>35.9553</text:p>
          </table:table-cell>
          <table:table-cell office:value-type="float" office:value="2.11031">
            <text:p>2.11031</text:p>
          </table:table-cell>
          <table:table-cell office:value-type="float" office:value="177.89">
            <text:p>177.8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064">
            <text:p>36.064</text:p>
          </table:table-cell>
          <table:table-cell office:value-type="float" office:value="2.11185">
            <text:p>2.11185</text:p>
          </table:table-cell>
          <table:table-cell office:value-type="float" office:value="177.888">
            <text:p>177.88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1656">
            <text:p>36.1656</text:p>
          </table:table-cell>
          <table:table-cell office:value-type="float" office:value="2.10042">
            <text:p>2.10042</text:p>
          </table:table-cell>
          <table:table-cell office:value-type="float" office:value="177.9">
            <text:p>177.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275">
            <text:p>36.275</text:p>
          </table:table-cell>
          <table:table-cell office:value-type="float" office:value="2.075">
            <text:p>2.075</text:p>
          </table:table-cell>
          <table:table-cell office:value-type="float" office:value="177.925">
            <text:p>177.92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3824">
            <text:p>36.3824</text:p>
          </table:table-cell>
          <table:table-cell office:value-type="float" office:value="2.03738">
            <text:p>2.03738</text:p>
          </table:table-cell>
          <table:table-cell office:value-type="float" office:value="177.963">
            <text:p>177.96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4825">
            <text:p>36.4825</text:p>
          </table:table-cell>
          <table:table-cell office:value-type="float" office:value="1.9917">
            <text:p>1.9917</text:p>
          </table:table-cell>
          <table:table-cell office:value-type="float" office:value="178.008">
            <text:p>178.00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5837">
            <text:p>36.5837</text:p>
          </table:table-cell>
          <table:table-cell office:value-type="float" office:value="1.936">
            <text:p>1.936</text:p>
          </table:table-cell>
          <table:table-cell office:value-type="float" office:value="178.064">
            <text:p>178.06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6862">
            <text:p>36.6862</text:p>
          </table:table-cell>
          <table:table-cell office:value-type="float" office:value="1.87029">
            <text:p>1.87029</text:p>
          </table:table-cell>
          <table:table-cell office:value-type="float" office:value="178.13">
            <text:p>178.1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7867">
            <text:p>36.7867</text:p>
          </table:table-cell>
          <table:table-cell office:value-type="float" office:value="1.79739">
            <text:p>1.79739</text:p>
          </table:table-cell>
          <table:table-cell office:value-type="float" office:value="178.203">
            <text:p>178.20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6.937">
            <text:p>36.937</text:p>
          </table:table-cell>
          <table:table-cell office:value-type="float" office:value="1.67479">
            <text:p>1.67479</text:p>
          </table:table-cell>
          <table:table-cell office:value-type="float" office:value="178.325">
            <text:p>178.32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0392">
            <text:p>37.0392</text:p>
          </table:table-cell>
          <table:table-cell office:value-type="float" office:value="1.58308">
            <text:p>1.58308</text:p>
          </table:table-cell>
          <table:table-cell office:value-type="float" office:value="178.417">
            <text:p>178.41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1494">
            <text:p>37.1494</text:p>
          </table:table-cell>
          <table:table-cell office:value-type="float" office:value="1.47726">
            <text:p>1.47726</text:p>
          </table:table-cell>
          <table:table-cell office:value-type="float" office:value="178.523">
            <text:p>178.52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2517">
            <text:p>37.2517</text:p>
          </table:table-cell>
          <table:table-cell office:value-type="float" office:value="1.37367">
            <text:p>1.37367</text:p>
          </table:table-cell>
          <table:table-cell office:value-type="float" office:value="178.626">
            <text:p>178.62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3553">
            <text:p>37.3553</text:p>
          </table:table-cell>
          <table:table-cell office:value-type="float" office:value="1.26366">
            <text:p>1.26366</text:p>
          </table:table-cell>
          <table:table-cell office:value-type="float" office:value="178.736">
            <text:p>178.73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4608">
            <text:p>37.4608</text:p>
          </table:table-cell>
          <table:table-cell office:value-type="float" office:value="1.14722">
            <text:p>1.14722</text:p>
          </table:table-cell>
          <table:table-cell office:value-type="float" office:value="178.853">
            <text:p>178.85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5668">
            <text:p>37.5668</text:p>
          </table:table-cell>
          <table:table-cell office:value-type="float" office:value="1.02638">
            <text:p>1.02638</text:p>
          </table:table-cell>
          <table:table-cell office:value-type="float" office:value="178.974">
            <text:p>178.974</text:p>
          </table:table-cell>
          <table:table-cell office:value-type="float" office:value="0.763191">
            <text:p>0.76319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6682">
            <text:p>37.6682</text:p>
          </table:table-cell>
          <table:table-cell office:value-type="float" office:value="0.907684">
            <text:p>0.907684</text:p>
          </table:table-cell>
          <table:table-cell office:value-type="float" office:value="179.092">
            <text:p>179.092</text:p>
          </table:table-cell>
          <table:table-cell office:value-type="float" office:value="0.703842">
            <text:p>0.70384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7689">
            <text:p>37.7689</text:p>
          </table:table-cell>
          <table:table-cell office:value-type="float" office:value="0.787308">
            <text:p>0.787308</text:p>
          </table:table-cell>
          <table:table-cell office:value-type="float" office:value="179.213">
            <text:p>179.213</text:p>
          </table:table-cell>
          <table:table-cell office:value-type="float" office:value="0.643654">
            <text:p>0.64365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8779">
            <text:p>37.8779</text:p>
          </table:table-cell>
          <table:table-cell office:value-type="float" office:value="0.654755">
            <text:p>0.654755</text:p>
          </table:table-cell>
          <table:table-cell office:value-type="float" office:value="179.345">
            <text:p>179.345</text:p>
          </table:table-cell>
          <table:table-cell office:value-type="float" office:value="0.577377">
            <text:p>0.57737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7.9852">
            <text:p>37.9852</text:p>
          </table:table-cell>
          <table:table-cell office:value-type="float" office:value="0.52301">
            <text:p>0.52301</text:p>
          </table:table-cell>
          <table:table-cell office:value-type="float" office:value="179.477">
            <text:p>179.477</text:p>
          </table:table-cell>
          <table:table-cell office:value-type="float" office:value="0.511505">
            <text:p>0.51150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0863">
            <text:p>38.0863</text:p>
          </table:table-cell>
          <table:table-cell office:value-type="float" office:value="0.398834">
            <text:p>0.398834</text:p>
          </table:table-cell>
          <table:table-cell office:value-type="float" office:value="179.601">
            <text:p>179.601</text:p>
          </table:table-cell>
          <table:table-cell office:value-type="float" office:value="0.449417">
            <text:p>0.44941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1951">
            <text:p>38.1951</text:p>
          </table:table-cell>
          <table:table-cell office:value-type="float" office:value="0.266556">
            <text:p>0.266556</text:p>
          </table:table-cell>
          <table:table-cell office:value-type="float" office:value="179.733">
            <text:p>179.733</text:p>
          </table:table-cell>
          <table:table-cell office:value-type="float" office:value="0.383278">
            <text:p>0.3832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3011">
            <text:p>38.3011</text:p>
          </table:table-cell>
          <table:table-cell office:value-type="float" office:value="0.141022">
            <text:p>0.141022</text:p>
          </table:table-cell>
          <table:table-cell office:value-type="float" office:value="179.859">
            <text:p>179.859</text:p>
          </table:table-cell>
          <table:table-cell office:value-type="float" office:value="0.320511">
            <text:p>0.32051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4019">
            <text:p>38.4019</text:p>
          </table:table-cell>
          <table:table-cell office:value-type="float" office:value="0.0267487">
            <text:p>0.0267487</text:p>
          </table:table-cell>
          <table:table-cell office:value-type="float" office:value="179.973">
            <text:p>179.973</text:p>
          </table:table-cell>
          <table:table-cell office:value-type="float" office:value="0.263374">
            <text:p>0.263374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5118">
            <text:p>38.5118</text:p>
          </table:table-cell>
          <table:table-cell office:value-type="float" office:value="-0.0904694">
            <text:p>-0.0904694</text:p>
          </table:table-cell>
          <table:table-cell office:value-type="float" office:value="180.09">
            <text:p>180.0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6121">
            <text:p>38.6121</text:p>
          </table:table-cell>
          <table:table-cell office:value-type="float" office:value="-0.188339">
            <text:p>-0.188339</text:p>
          </table:table-cell>
          <table:table-cell office:value-type="float" office:value="180.188">
            <text:p>180.18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7134">
            <text:p>38.7134</text:p>
          </table:table-cell>
          <table:table-cell office:value-type="float" office:value="-0.2771">
            <text:p>-0.2771</text:p>
          </table:table-cell>
          <table:table-cell office:value-type="float" office:value="180.277">
            <text:p>180.27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816">
            <text:p>38.816</text:p>
          </table:table-cell>
          <table:table-cell office:value-type="float" office:value="-0.355179">
            <text:p>-0.355179</text:p>
          </table:table-cell>
          <table:table-cell office:value-type="float" office:value="180.355">
            <text:p>180.35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8.922">
            <text:p>38.922</text:p>
          </table:table-cell>
          <table:table-cell office:value-type="float" office:value="-0.422089">
            <text:p>-0.422089</text:p>
          </table:table-cell>
          <table:table-cell office:value-type="float" office:value="180.422">
            <text:p>180.42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0298">
            <text:p>39.0298</text:p>
          </table:table-cell>
          <table:table-cell office:value-type="float" office:value="-0.475403">
            <text:p>-0.475403</text:p>
          </table:table-cell>
          <table:table-cell office:value-type="float" office:value="180.475">
            <text:p>180.47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1361">
            <text:p>39.1361</text:p>
          </table:table-cell>
          <table:table-cell office:value-type="float" office:value="-0.512817">
            <text:p>-0.512817</text:p>
          </table:table-cell>
          <table:table-cell office:value-type="float" office:value="180.513">
            <text:p>180.51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2388">
            <text:p>39.2388</text:p>
          </table:table-cell>
          <table:table-cell office:value-type="float" office:value="-0.534561">
            <text:p>-0.534561</text:p>
          </table:table-cell>
          <table:table-cell office:value-type="float" office:value="180.535">
            <text:p>180.53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348">
            <text:p>39.348</text:p>
          </table:table-cell>
          <table:table-cell office:value-type="float" office:value="-0.542267">
            <text:p>-0.542267</text:p>
          </table:table-cell>
          <table:table-cell office:value-type="float" office:value="180.542">
            <text:p>180.54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4534">
            <text:p>39.4534</text:p>
          </table:table-cell>
          <table:table-cell office:value-type="float" office:value="-0.535294">
            <text:p>-0.535294</text:p>
          </table:table-cell>
          <table:table-cell office:value-type="float" office:value="180.535">
            <text:p>180.53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5574">
            <text:p>39.5574</text:p>
          </table:table-cell>
          <table:table-cell office:value-type="float" office:value="-0.515076">
            <text:p>-0.515076</text:p>
          </table:table-cell>
          <table:table-cell office:value-type="float" office:value="180.515">
            <text:p>180.51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6591">
            <text:p>39.6591</text:p>
          </table:table-cell>
          <table:table-cell office:value-type="float" office:value="-0.483109">
            <text:p>-0.483109</text:p>
          </table:table-cell>
          <table:table-cell office:value-type="float" office:value="180.483">
            <text:p>180.48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76">
            <text:p>39.76</text:p>
          </table:table-cell>
          <table:table-cell office:value-type="float" office:value="-0.440048">
            <text:p>-0.440048</text:p>
          </table:table-cell>
          <table:table-cell office:value-type="float" office:value="180.44">
            <text:p>180.4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9.8676">
            <text:p>39.8676</text:p>
          </table:table-cell>
          <table:table-cell office:value-type="float" office:value="-0.382645">
            <text:p>-0.382645</text:p>
          </table:table-cell>
          <table:table-cell office:value-type="float" office:value="180.383">
            <text:p>180.38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0203">
            <text:p>40.0203</text:p>
          </table:table-cell>
          <table:table-cell office:value-type="float" office:value="-0.282486">
            <text:p>-0.282486</text:p>
          </table:table-cell>
          <table:table-cell office:value-type="float" office:value="180.282">
            <text:p>180.28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1252">
            <text:p>40.1252</text:p>
          </table:table-cell>
          <table:table-cell office:value-type="float" office:value="-0.201996">
            <text:p>-0.201996</text:p>
          </table:table-cell>
          <table:table-cell office:value-type="float" office:value="180.202">
            <text:p>180.20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2321">
            <text:p>40.2321</text:p>
          </table:table-cell>
          <table:table-cell office:value-type="float" office:value="-0.111206">
            <text:p>-0.111206</text:p>
          </table:table-cell>
          <table:table-cell office:value-type="float" office:value="180.111">
            <text:p>180.11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3375">
            <text:p>40.3375</text:p>
          </table:table-cell>
          <table:table-cell office:value-type="float" office:value="-0.013916">
            <text:p>-0.013916</text:p>
          </table:table-cell>
          <table:table-cell office:value-type="float" office:value="180.014">
            <text:p>180.01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443">
            <text:p>40.443</text:p>
          </table:table-cell>
          <table:table-cell office:value-type="float" office:value="0.0904541">
            <text:p>0.0904541</text:p>
          </table:table-cell>
          <table:table-cell office:value-type="float" office:value="179.91">
            <text:p>179.91</text:p>
          </table:table-cell>
          <table:table-cell office:value-type="float" office:value="0.295227">
            <text:p>0.29522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5472">
            <text:p>40.5472</text:p>
          </table:table-cell>
          <table:table-cell office:value-type="float" office:value="0.199829">
            <text:p>0.199829</text:p>
          </table:table-cell>
          <table:table-cell office:value-type="float" office:value="179.8">
            <text:p>179.8</text:p>
          </table:table-cell>
          <table:table-cell office:value-type="float" office:value="0.349915">
            <text:p>0.34991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651">
            <text:p>40.651</text:p>
          </table:table-cell>
          <table:table-cell office:value-type="float" office:value="0.314117">
            <text:p>0.314117</text:p>
          </table:table-cell>
          <table:table-cell office:value-type="float" office:value="179.686">
            <text:p>179.686</text:p>
          </table:table-cell>
          <table:table-cell office:value-type="float" office:value="0.407059">
            <text:p>0.40705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7511">
            <text:p>40.7511</text:p>
          </table:table-cell>
          <table:table-cell office:value-type="float" office:value="0.428864">
            <text:p>0.428864</text:p>
          </table:table-cell>
          <table:table-cell office:value-type="float" office:value="179.571">
            <text:p>179.571</text:p>
          </table:table-cell>
          <table:table-cell office:value-type="float" office:value="0.464432">
            <text:p>0.46443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8596">
            <text:p>40.8596</text:p>
          </table:table-cell>
          <table:table-cell office:value-type="float" office:value="0.557755">
            <text:p>0.557755</text:p>
          </table:table-cell>
          <table:table-cell office:value-type="float" office:value="179.442">
            <text:p>179.442</text:p>
          </table:table-cell>
          <table:table-cell office:value-type="float" office:value="0.528877">
            <text:p>0.52887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0.9672">
            <text:p>40.9672</text:p>
          </table:table-cell>
          <table:table-cell office:value-type="float" office:value="0.689423">
            <text:p>0.689423</text:p>
          </table:table-cell>
          <table:table-cell office:value-type="float" office:value="179.311">
            <text:p>179.311</text:p>
          </table:table-cell>
          <table:table-cell office:value-type="float" office:value="0.594711">
            <text:p>0.59471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0726">
            <text:p>41.0726</text:p>
          </table:table-cell>
          <table:table-cell office:value-type="float" office:value="0.821274">
            <text:p>0.821274</text:p>
          </table:table-cell>
          <table:table-cell office:value-type="float" office:value="179.179">
            <text:p>179.179</text:p>
          </table:table-cell>
          <table:table-cell office:value-type="float" office:value="0.660637">
            <text:p>0.66063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2357">
            <text:p>41.2357</text:p>
          </table:table-cell>
          <table:table-cell office:value-type="float" office:value="1.0296">
            <text:p>1.0296</text:p>
          </table:table-cell>
          <table:table-cell office:value-type="float" office:value="178.97">
            <text:p>178.97</text:p>
          </table:table-cell>
          <table:table-cell office:value-type="float" office:value="0.764801">
            <text:p>0.76480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3472">
            <text:p>41.3472</text:p>
          </table:table-cell>
          <table:table-cell office:value-type="float" office:value="1.1707">
            <text:p>1.1707</text:p>
          </table:table-cell>
          <table:table-cell office:value-type="float" office:value="178.829">
            <text:p>178.82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4479">
            <text:p>41.4479</text:p>
          </table:table-cell>
          <table:table-cell office:value-type="float" office:value="1.29648">
            <text:p>1.29648</text:p>
          </table:table-cell>
          <table:table-cell office:value-type="float" office:value="178.704">
            <text:p>178.70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6044">
            <text:p>41.6044</text:p>
          </table:table-cell>
          <table:table-cell office:value-type="float" office:value="1.4845">
            <text:p>1.4845</text:p>
          </table:table-cell>
          <table:table-cell office:value-type="float" office:value="178.516">
            <text:p>178.51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7145">
            <text:p>41.7145</text:p>
          </table:table-cell>
          <table:table-cell office:value-type="float" office:value="1.60779">
            <text:p>1.60779</text:p>
          </table:table-cell>
          <table:table-cell office:value-type="float" office:value="178.392">
            <text:p>178.39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8715">
            <text:p>41.8715</text:p>
          </table:table-cell>
          <table:table-cell office:value-type="float" office:value="1.7657">
            <text:p>1.7657</text:p>
          </table:table-cell>
          <table:table-cell office:value-type="float" office:value="178.234">
            <text:p>178.23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1.9795">
            <text:p>41.9795</text:p>
          </table:table-cell>
          <table:table-cell office:value-type="float" office:value="1.8596">
            <text:p>1.8596</text:p>
          </table:table-cell>
          <table:table-cell office:value-type="float" office:value="178.14">
            <text:p>178.1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0808">
            <text:p>42.0808</text:p>
          </table:table-cell>
          <table:table-cell office:value-type="float" office:value="1.93561">
            <text:p>1.93561</text:p>
          </table:table-cell>
          <table:table-cell office:value-type="float" office:value="178.064">
            <text:p>178.06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1893">
            <text:p>42.1893</text:p>
          </table:table-cell>
          <table:table-cell office:value-type="float" office:value="2.00287">
            <text:p>2.00287</text:p>
          </table:table-cell>
          <table:table-cell office:value-type="float" office:value="177.997">
            <text:p>177.99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2905">
            <text:p>42.2905</text:p>
          </table:table-cell>
          <table:table-cell office:value-type="float" office:value="2.05219">
            <text:p>2.05219</text:p>
          </table:table-cell>
          <table:table-cell office:value-type="float" office:value="177.948">
            <text:p>177.94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3983">
            <text:p>42.3983</text:p>
          </table:table-cell>
          <table:table-cell office:value-type="float" office:value="2.09004">
            <text:p>2.09004</text:p>
          </table:table-cell>
          <table:table-cell office:value-type="float" office:value="177.91">
            <text:p>177.9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4984">
            <text:p>42.4984</text:p>
          </table:table-cell>
          <table:table-cell office:value-type="float" office:value="2.11165">
            <text:p>2.11165</text:p>
          </table:table-cell>
          <table:table-cell office:value-type="float" office:value="177.888">
            <text:p>177.88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6035">
            <text:p>42.6035</text:p>
          </table:table-cell>
          <table:table-cell office:value-type="float" office:value="2.12024">
            <text:p>2.12024</text:p>
          </table:table-cell>
          <table:table-cell office:value-type="float" office:value="177.88">
            <text:p>177.8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7063">
            <text:p>42.7063</text:p>
          </table:table-cell>
          <table:table-cell office:value-type="float" office:value="2.11513">
            <text:p>2.11513</text:p>
          </table:table-cell>
          <table:table-cell office:value-type="float" office:value="177.885">
            <text:p>177.88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8094">
            <text:p>42.8094</text:p>
          </table:table-cell>
          <table:table-cell office:value-type="float" office:value="2.09706">
            <text:p>2.09706</text:p>
          </table:table-cell>
          <table:table-cell office:value-type="float" office:value="177.903">
            <text:p>177.90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2.9144">
            <text:p>42.9144</text:p>
          </table:table-cell>
          <table:table-cell office:value-type="float" office:value="2.06592">
            <text:p>2.06592</text:p>
          </table:table-cell>
          <table:table-cell office:value-type="float" office:value="177.934">
            <text:p>177.93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0205">
            <text:p>43.0205</text:p>
          </table:table-cell>
          <table:table-cell office:value-type="float" office:value="2.022">
            <text:p>2.022</text:p>
          </table:table-cell>
          <table:table-cell office:value-type="float" office:value="177.978">
            <text:p>177.978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132">
            <text:p>43.132</text:p>
          </table:table-cell>
          <table:table-cell office:value-type="float" office:value="1.9632">
            <text:p>1.9632</text:p>
          </table:table-cell>
          <table:table-cell office:value-type="float" office:value="178.037">
            <text:p>178.03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2375">
            <text:p>43.2375</text:p>
          </table:table-cell>
          <table:table-cell office:value-type="float" office:value="1.89644">
            <text:p>1.89644</text:p>
          </table:table-cell>
          <table:table-cell office:value-type="float" office:value="178.104">
            <text:p>178.10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338">
            <text:p>43.338</text:p>
          </table:table-cell>
          <table:table-cell office:value-type="float" office:value="1.82356">
            <text:p>1.82356</text:p>
          </table:table-cell>
          <table:table-cell office:value-type="float" office:value="178.176">
            <text:p>178.17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4452">
            <text:p>43.4452</text:p>
          </table:table-cell>
          <table:table-cell office:value-type="float" office:value="1.73663">
            <text:p>1.73663</text:p>
          </table:table-cell>
          <table:table-cell office:value-type="float" office:value="178.263">
            <text:p>178.263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5603">
            <text:p>43.5603</text:p>
          </table:table-cell>
          <table:table-cell office:value-type="float" office:value="1.63359">
            <text:p>1.63359</text:p>
          </table:table-cell>
          <table:table-cell office:value-type="float" office:value="178.366">
            <text:p>178.36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6658">
            <text:p>43.6658</text:p>
          </table:table-cell>
          <table:table-cell office:value-type="float" office:value="1.53125">
            <text:p>1.53125</text:p>
          </table:table-cell>
          <table:table-cell office:value-type="float" office:value="178.469">
            <text:p>178.46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7684">
            <text:p>43.7684</text:p>
          </table:table-cell>
          <table:table-cell office:value-type="float" office:value="1.42496">
            <text:p>1.42496</text:p>
          </table:table-cell>
          <table:table-cell office:value-type="float" office:value="178.575">
            <text:p>178.57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3.9264">
            <text:p>43.9264</text:p>
          </table:table-cell>
          <table:table-cell office:value-type="float" office:value="1.25011">
            <text:p>1.25011</text:p>
          </table:table-cell>
          <table:table-cell office:value-type="float" office:value="178.75">
            <text:p>178.7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0764">
            <text:p>44.0764</text:p>
          </table:table-cell>
          <table:table-cell office:value-type="float" office:value="1.07324">
            <text:p>1.07324</text:p>
          </table:table-cell>
          <table:table-cell office:value-type="float" office:value="178.927">
            <text:p>178.92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1776">
            <text:p>44.1776</text:p>
          </table:table-cell>
          <table:table-cell office:value-type="float" office:value="0.948822">
            <text:p>0.948822</text:p>
          </table:table-cell>
          <table:table-cell office:value-type="float" office:value="179.051">
            <text:p>179.051</text:p>
          </table:table-cell>
          <table:table-cell office:value-type="float" office:value="0.724411">
            <text:p>0.72441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2876">
            <text:p>44.2876</text:p>
          </table:table-cell>
          <table:table-cell office:value-type="float" office:value="0.809692">
            <text:p>0.809692</text:p>
          </table:table-cell>
          <table:table-cell office:value-type="float" office:value="179.19">
            <text:p>179.19</text:p>
          </table:table-cell>
          <table:table-cell office:value-type="float" office:value="0.654846">
            <text:p>0.654846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3928">
            <text:p>44.3928</text:p>
          </table:table-cell>
          <table:table-cell office:value-type="float" office:value="0.67334">
            <text:p>0.67334</text:p>
          </table:table-cell>
          <table:table-cell office:value-type="float" office:value="179.327">
            <text:p>179.327</text:p>
          </table:table-cell>
          <table:table-cell office:value-type="float" office:value="0.58667">
            <text:p>0.5866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501">
            <text:p>44.501</text:p>
          </table:table-cell>
          <table:table-cell office:value-type="float" office:value="0.530685">
            <text:p>0.530685</text:p>
          </table:table-cell>
          <table:table-cell office:value-type="float" office:value="179.469">
            <text:p>179.469</text:p>
          </table:table-cell>
          <table:table-cell office:value-type="float" office:value="0.515343">
            <text:p>0.51534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6074">
            <text:p>44.6074</text:p>
          </table:table-cell>
          <table:table-cell office:value-type="float" office:value="0.38913">
            <text:p>0.38913</text:p>
          </table:table-cell>
          <table:table-cell office:value-type="float" office:value="179.611">
            <text:p>179.611</text:p>
          </table:table-cell>
          <table:table-cell office:value-type="float" office:value="0.444565">
            <text:p>0.4445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7151">
            <text:p>44.7151</text:p>
          </table:table-cell>
          <table:table-cell office:value-type="float" office:value="0.246475">
            <text:p>0.246475</text:p>
          </table:table-cell>
          <table:table-cell office:value-type="float" office:value="179.754">
            <text:p>179.754</text:p>
          </table:table-cell>
          <table:table-cell office:value-type="float" office:value="0.373238">
            <text:p>0.37323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8651">
            <text:p>44.8651</text:p>
          </table:table-cell>
          <table:table-cell office:value-type="float" office:value="0.0519867">
            <text:p>0.0519867</text:p>
          </table:table-cell>
          <table:table-cell office:value-type="float" office:value="179.948">
            <text:p>179.948</text:p>
          </table:table-cell>
          <table:table-cell office:value-type="float" office:value="0.275993">
            <text:p>0.27599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4.9735">
            <text:p>44.9735</text:p>
          </table:table-cell>
          <table:table-cell office:value-type="float" office:value="-0.0822906">
            <text:p>-0.0822906</text:p>
          </table:table-cell>
          <table:table-cell office:value-type="float" office:value="180.082">
            <text:p>180.08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0747">
            <text:p>45.0747</text:p>
          </table:table-cell>
          <table:table-cell office:value-type="float" office:value="-0.200592">
            <text:p>-0.200592</text:p>
          </table:table-cell>
          <table:table-cell office:value-type="float" office:value="180.201">
            <text:p>180.20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1815">
            <text:p>45.1815</text:p>
          </table:table-cell>
          <table:table-cell office:value-type="float" office:value="-0.31601">
            <text:p>-0.31601</text:p>
          </table:table-cell>
          <table:table-cell office:value-type="float" office:value="180.316">
            <text:p>180.31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2837">
            <text:p>45.2837</text:p>
          </table:table-cell>
          <table:table-cell office:value-type="float" office:value="-0.415619">
            <text:p>-0.415619</text:p>
          </table:table-cell>
          <table:table-cell office:value-type="float" office:value="180.416">
            <text:p>180.41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3899">
            <text:p>45.3899</text:p>
          </table:table-cell>
          <table:table-cell office:value-type="float" office:value="-0.506454">
            <text:p>-0.506454</text:p>
          </table:table-cell>
          <table:table-cell office:value-type="float" office:value="180.506">
            <text:p>180.506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4943">
            <text:p>45.4943</text:p>
          </table:table-cell>
          <table:table-cell office:value-type="float" office:value="-0.582382">
            <text:p>-0.582382</text:p>
          </table:table-cell>
          <table:table-cell office:value-type="float" office:value="180.582">
            <text:p>180.58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5989">
            <text:p>45.5989</text:p>
          </table:table-cell>
          <table:table-cell office:value-type="float" office:value="-0.644699">
            <text:p>-0.644699</text:p>
          </table:table-cell>
          <table:table-cell office:value-type="float" office:value="180.645">
            <text:p>180.645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7068">
            <text:p>45.7068</text:p>
          </table:table-cell>
          <table:table-cell office:value-type="float" office:value="-0.694077">
            <text:p>-0.694077</text:p>
          </table:table-cell>
          <table:table-cell office:value-type="float" office:value="180.694">
            <text:p>180.69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8151">
            <text:p>45.8151</text:p>
          </table:table-cell>
          <table:table-cell office:value-type="float" office:value="-0.7285">
            <text:p>-0.7285</text:p>
          </table:table-cell>
          <table:table-cell office:value-type="float" office:value="180.729">
            <text:p>180.72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5.9224">
            <text:p>45.9224</text:p>
          </table:table-cell>
          <table:table-cell office:value-type="float" office:value="-0.747879">
            <text:p>-0.747879</text:p>
          </table:table-cell>
          <table:table-cell office:value-type="float" office:value="180.748">
            <text:p>180.74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0299">
            <text:p>46.0299</text:p>
          </table:table-cell>
          <table:table-cell office:value-type="float" office:value="-0.753296">
            <text:p>-0.753296</text:p>
          </table:table-cell>
          <table:table-cell office:value-type="float" office:value="180.753">
            <text:p>180.753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1805">
            <text:p>46.1805</text:p>
          </table:table-cell>
          <table:table-cell office:value-type="float" office:value="-0.738327">
            <text:p>-0.738327</text:p>
          </table:table-cell>
          <table:table-cell office:value-type="float" office:value="180.738">
            <text:p>180.73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2904">
            <text:p>46.2904</text:p>
          </table:table-cell>
          <table:table-cell office:value-type="float" office:value="-0.711823">
            <text:p>-0.711823</text:p>
          </table:table-cell>
          <table:table-cell office:value-type="float" office:value="180.712">
            <text:p>180.712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405">
            <text:p>46.405</text:p>
          </table:table-cell>
          <table:table-cell office:value-type="float" office:value="-0.67128">
            <text:p>-0.67128</text:p>
          </table:table-cell>
          <table:table-cell office:value-type="float" office:value="180.671">
            <text:p>180.671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5199">
            <text:p>46.5199</text:p>
          </table:table-cell>
          <table:table-cell office:value-type="float" office:value="-0.618301">
            <text:p>-0.618301</text:p>
          </table:table-cell>
          <table:table-cell office:value-type="float" office:value="180.618">
            <text:p>180.61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6272">
            <text:p>46.6272</text:p>
          </table:table-cell>
          <table:table-cell office:value-type="float" office:value="-0.55864">
            <text:p>-0.55864</text:p>
          </table:table-cell>
          <table:table-cell office:value-type="float" office:value="180.559">
            <text:p>180.55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7292">
            <text:p>46.7292</text:p>
          </table:table-cell>
          <table:table-cell office:value-type="float" office:value="-0.493774">
            <text:p>-0.493774</text:p>
          </table:table-cell>
          <table:table-cell office:value-type="float" office:value="180.494">
            <text:p>180.49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842">
            <text:p>46.842</text:p>
          </table:table-cell>
          <table:table-cell office:value-type="float" office:value="-0.413559">
            <text:p>-0.413559</text:p>
          </table:table-cell>
          <table:table-cell office:value-type="float" office:value="180.414">
            <text:p>180.41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6.951">
            <text:p>46.951</text:p>
          </table:table-cell>
          <table:table-cell office:value-type="float" office:value="-0.328262">
            <text:p>-0.328262</text:p>
          </table:table-cell>
          <table:table-cell office:value-type="float" office:value="180.328">
            <text:p>180.328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0558">
            <text:p>47.0558</text:p>
          </table:table-cell>
          <table:table-cell office:value-type="float" office:value="-0.239777">
            <text:p>-0.239777</text:p>
          </table:table-cell>
          <table:table-cell office:value-type="float" office:value="180.24">
            <text:p>180.24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1592">
            <text:p>47.1592</text:p>
          </table:table-cell>
          <table:table-cell office:value-type="float" office:value="-0.147034">
            <text:p>-0.147034</text:p>
          </table:table-cell>
          <table:table-cell office:value-type="float" office:value="180.147">
            <text:p>180.147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2632">
            <text:p>47.2632</text:p>
          </table:table-cell>
          <table:table-cell office:value-type="float" office:value="-0.0485077">
            <text:p>-0.0485077</text:p>
          </table:table-cell>
          <table:table-cell office:value-type="float" office:value="180.049">
            <text:p>180.049</text:p>
          </table:table-cell>
          <table:table-cell office:value-type="float" office:value="0.25">
            <text:p>0.2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3713">
            <text:p>47.3713</text:p>
          </table:table-cell>
          <table:table-cell office:value-type="float" office:value="0.0586395">
            <text:p>0.0586395</text:p>
          </table:table-cell>
          <table:table-cell office:value-type="float" office:value="179.941">
            <text:p>179.941</text:p>
          </table:table-cell>
          <table:table-cell office:value-type="float" office:value="0.27932">
            <text:p>0.27932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4766">
            <text:p>47.4766</text:p>
          </table:table-cell>
          <table:table-cell office:value-type="float" office:value="0.167038">
            <text:p>0.167038</text:p>
          </table:table-cell>
          <table:table-cell office:value-type="float" office:value="179.833">
            <text:p>179.833</text:p>
          </table:table-cell>
          <table:table-cell office:value-type="float" office:value="0.333519">
            <text:p>0.33351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5811">
            <text:p>47.5811</text:p>
          </table:table-cell>
          <table:table-cell office:value-type="float" office:value="0.278198">
            <text:p>0.278198</text:p>
          </table:table-cell>
          <table:table-cell office:value-type="float" office:value="179.722">
            <text:p>179.722</text:p>
          </table:table-cell>
          <table:table-cell office:value-type="float" office:value="0.389099">
            <text:p>0.389099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6862">
            <text:p>47.6862</text:p>
          </table:table-cell>
          <table:table-cell office:value-type="float" office:value="0.392929">
            <text:p>0.392929</text:p>
          </table:table-cell>
          <table:table-cell office:value-type="float" office:value="179.607">
            <text:p>179.607</text:p>
          </table:table-cell>
          <table:table-cell office:value-type="float" office:value="0.446465">
            <text:p>0.446465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7883">
            <text:p>47.7883</text:p>
          </table:table-cell>
          <table:table-cell office:value-type="float" office:value="0.507294">
            <text:p>0.507294</text:p>
          </table:table-cell>
          <table:table-cell office:value-type="float" office:value="179.493">
            <text:p>179.493</text:p>
          </table:table-cell>
          <table:table-cell office:value-type="float" office:value="0.503647">
            <text:p>0.503647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892">
            <text:p>47.892</text:p>
          </table:table-cell>
          <table:table-cell office:value-type="float" office:value="0.625336">
            <text:p>0.625336</text:p>
          </table:table-cell>
          <table:table-cell office:value-type="float" office:value="179.375">
            <text:p>179.375</text:p>
          </table:table-cell>
          <table:table-cell office:value-type="float" office:value="0.562668">
            <text:p>0.56266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7.9963">
            <text:p>47.9963</text:p>
          </table:table-cell>
          <table:table-cell office:value-type="float" office:value="0.745743">
            <text:p>0.745743</text:p>
          </table:table-cell>
          <table:table-cell office:value-type="float" office:value="179.254">
            <text:p>179.254</text:p>
          </table:table-cell>
          <table:table-cell office:value-type="float" office:value="0.622871">
            <text:p>0.622871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1005">
            <text:p>48.1005</text:p>
          </table:table-cell>
          <table:table-cell office:value-type="float" office:value="0.866837">
            <text:p>0.866837</text:p>
          </table:table-cell>
          <table:table-cell office:value-type="float" office:value="179.133">
            <text:p>179.133</text:p>
          </table:table-cell>
          <table:table-cell office:value-type="float" office:value="0.683418">
            <text:p>0.68341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2074">
            <text:p>48.2074</text:p>
          </table:table-cell>
          <table:table-cell office:value-type="float" office:value="0.991165">
            <text:p>0.991165</text:p>
          </table:table-cell>
          <table:table-cell office:value-type="float" office:value="179.009">
            <text:p>179.009</text:p>
          </table:table-cell>
          <table:table-cell office:value-type="float" office:value="0.745583">
            <text:p>0.745583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3154">
            <text:p>48.3154</text:p>
          </table:table-cell>
          <table:table-cell office:value-type="float" office:value="1.11552">
            <text:p>1.11552</text:p>
          </table:table-cell>
          <table:table-cell office:value-type="float" office:value="178.884">
            <text:p>178.88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4315">
            <text:p>48.4315</text:p>
          </table:table-cell>
          <table:table-cell office:value-type="float" office:value="1.24599">
            <text:p>1.24599</text:p>
          </table:table-cell>
          <table:table-cell office:value-type="float" office:value="178.754">
            <text:p>178.75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5376">
            <text:p>48.5376</text:p>
          </table:table-cell>
          <table:table-cell office:value-type="float" office:value="1.35999">
            <text:p>1.35999</text:p>
          </table:table-cell>
          <table:table-cell office:value-type="float" office:value="178.64">
            <text:p>178.6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6431">
            <text:p>48.6431</text:p>
          </table:table-cell>
          <table:table-cell office:value-type="float" office:value="1.46623">
            <text:p>1.46623</text:p>
          </table:table-cell>
          <table:table-cell office:value-type="float" office:value="178.534">
            <text:p>178.53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7487">
            <text:p>48.7487</text:p>
          </table:table-cell>
          <table:table-cell office:value-type="float" office:value="1.5638">
            <text:p>1.5638</text:p>
          </table:table-cell>
          <table:table-cell office:value-type="float" office:value="178.436">
            <text:p>178.43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8549">
            <text:p>48.8549</text:p>
          </table:table-cell>
          <table:table-cell office:value-type="float" office:value="1.65115">
            <text:p>1.65115</text:p>
          </table:table-cell>
          <table:table-cell office:value-type="float" office:value="178.349">
            <text:p>178.34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8.964">
            <text:p>48.964</text:p>
          </table:table-cell>
          <table:table-cell office:value-type="float" office:value="1.72826">
            <text:p>1.72826</text:p>
          </table:table-cell>
          <table:table-cell office:value-type="float" office:value="178.272">
            <text:p>178.272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0712">
            <text:p>49.0712</text:p>
          </table:table-cell>
          <table:table-cell office:value-type="float" office:value="1.7905">
            <text:p>1.7905</text:p>
          </table:table-cell>
          <table:table-cell office:value-type="float" office:value="178.21">
            <text:p>178.2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1814">
            <text:p>49.1814</text:p>
          </table:table-cell>
          <table:table-cell office:value-type="float" office:value="1.8396">
            <text:p>1.8396</text:p>
          </table:table-cell>
          <table:table-cell office:value-type="float" office:value="178.16">
            <text:p>178.1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292">
            <text:p>49.292</text:p>
          </table:table-cell>
          <table:table-cell office:value-type="float" office:value="1.87321">
            <text:p>1.87321</text:p>
          </table:table-cell>
          <table:table-cell office:value-type="float" office:value="178.127">
            <text:p>178.12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4022">
            <text:p>49.4022</text:p>
          </table:table-cell>
          <table:table-cell office:value-type="float" office:value="1.89096">
            <text:p>1.89096</text:p>
          </table:table-cell>
          <table:table-cell office:value-type="float" office:value="178.109">
            <text:p>178.10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5096">
            <text:p>49.5096</text:p>
          </table:table-cell>
          <table:table-cell office:value-type="float" office:value="1.89301">
            <text:p>1.89301</text:p>
          </table:table-cell>
          <table:table-cell office:value-type="float" office:value="178.107">
            <text:p>178.10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6145">
            <text:p>49.6145</text:p>
          </table:table-cell>
          <table:table-cell office:value-type="float" office:value="1.88112">
            <text:p>1.88112</text:p>
          </table:table-cell>
          <table:table-cell office:value-type="float" office:value="178.119">
            <text:p>178.119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725">
            <text:p>49.725</text:p>
          </table:table-cell>
          <table:table-cell office:value-type="float" office:value="1.85364">
            <text:p>1.85364</text:p>
          </table:table-cell>
          <table:table-cell office:value-type="float" office:value="178.146">
            <text:p>178.14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8297">
            <text:p>49.8297</text:p>
          </table:table-cell>
          <table:table-cell office:value-type="float" office:value="1.81439">
            <text:p>1.81439</text:p>
          </table:table-cell>
          <table:table-cell office:value-type="float" office:value="178.186">
            <text:p>178.18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49.9346">
            <text:p>49.9346</text:p>
          </table:table-cell>
          <table:table-cell office:value-type="float" office:value="1.76263">
            <text:p>1.76263</text:p>
          </table:table-cell>
          <table:table-cell office:value-type="float" office:value="178.237">
            <text:p>178.237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0404">
            <text:p>50.0404</text:p>
          </table:table-cell>
          <table:table-cell office:value-type="float" office:value="1.69856">
            <text:p>1.69856</text:p>
          </table:table-cell>
          <table:table-cell office:value-type="float" office:value="178.301">
            <text:p>178.301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1447">
            <text:p>50.1447</text:p>
          </table:table-cell>
          <table:table-cell office:value-type="float" office:value="1.62459">
            <text:p>1.62459</text:p>
          </table:table-cell>
          <table:table-cell office:value-type="float" office:value="178.375">
            <text:p>178.375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0.2493">
            <text:p>50.2493</text:p>
          </table:table-cell>
          <table:table-cell office:value-type="float" office:value="1.54016">
            <text:p>1.54016</text:p>
          </table:table-cell>
          <table:table-cell office:value-type="float" office:value="178.46">
            <text:p>178.46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1">04/21/2024</text:date>, <text:time>03:2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1T03:23:46.60</dc:date>
    <dc:creator>Thorsten Kuypers</dc:creator>
    <meta:generator>OpenOffice/4.1.13$Win32 OpenOffice.org_project/4113m1$Build-9810</meta:generator>
    <meta:editing-duration>PT38M53S</meta:editing-duration>
    <meta:editing-cycles>9</meta:editing-cycles>
    <meta:document-statistic meta:table-count="1" meta:cell-count="23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75" chart:maximum="18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7cm" svg:height="13.923cm" xlink:href=".." xlink:type="simple" chart:class="chart:line" chart:style-name="ch1">
        <chart:legend chart:legend-position="end" svg:x="19.509cm" svg:y="6.387cm" style:legend-expansion="high" chart:style-name="ch2"/>
        <chart:plot-area chart:style-name="ch3" table:cell-range-address="Tabelle1.C12:Tabelle1.C475 Tabelle1.E12:Tabelle1.E475" chart:data-source-has-labels="row" svg:x="0.891cm" svg:y="1.247cm" svg:width="17.736cm" svg:height="11.978cm">
          <chartooo:coordinate-region svg:x="1.698cm" svg:y="1.459cm" svg:width="16.866cm" svg:height="10.6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3:Tabelle1.C475" chart:label-cell-address="Tabelle1.C12:Tabelle1.C12" chart:class="chart:line">
            <chart:data-point chart:repeated="463"/>
          </chart:series>
          <chart:series chart:style-name="ch8" chart:values-cell-range-address="Tabelle1.E13:Tabelle1.E475" chart:label-cell-address="Tabelle1.E12:Tabelle1.E12" chart:class="chart:line">
            <chart:data-point chart:repeated="4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2:Tabelle1.C12</svg:desc>
                </draw:g>
              </table:table-cell>
              <table:table-cell office:value-type="string">
                <text:p>setpoint</text:p>
                <draw:g>
                  <svg:desc>Tabelle1.E12:Tabelle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.476">
                <text:p>152.476</text:p>
                <draw:g>
                  <svg:desc>Tabelle1.C13:Tabelle1.C475</svg:desc>
                </draw:g>
              </table:table-cell>
              <table:table-cell office:value-type="float" office:value="180">
                <text:p>180</text:p>
                <draw:g>
                  <svg:desc>Tabelle1.E13:Tabelle1.E4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.538">
                <text:p>152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.582">
                <text:p>152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.632">
                <text:p>152.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.683">
                <text:p>152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.741">
                <text:p>152.7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.807">
                <text:p>152.8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.883">
                <text:p>152.8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.964">
                <text:p>152.9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.054">
                <text:p>153.0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.151">
                <text:p>153.1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.261">
                <text:p>153.2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.385">
                <text:p>153.3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.522">
                <text:p>153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.665">
                <text:p>153.6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.882">
                <text:p>153.8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.037">
                <text:p>154.0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.202">
                <text:p>154.2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.385">
                <text:p>154.3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.575">
                <text:p>154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.756">
                <text:p>154.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.943">
                <text:p>154.9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.141">
                <text:p>155.1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.335">
                <text:p>155.3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.532">
                <text:p>155.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.73">
                <text:p>155.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.96">
                <text:p>155.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163">
                <text:p>156.1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.372">
                <text:p>156.3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591">
                <text:p>156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.797">
                <text:p>156.7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.002">
                <text:p>157.0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.221">
                <text:p>157.2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.432">
                <text:p>157.4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.638">
                <text:p>157.6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.843">
                <text:p>157.8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.064">
                <text:p>158.0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.267">
                <text:p>158.2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.49">
                <text:p>158.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.694">
                <text:p>158.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.902">
                <text:p>158.9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.119">
                <text:p>159.1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.321">
                <text:p>159.3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.522">
                <text:p>159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.727">
                <text:p>159.7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949">
                <text:p>159.9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.155">
                <text:p>160.1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358">
                <text:p>160.3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.548">
                <text:p>160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.738">
                <text:p>160.7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.927">
                <text:p>160.9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1.115">
                <text:p>161.1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1.304">
                <text:p>161.3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1.501">
                <text:p>161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1.697">
                <text:p>161.6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1.894">
                <text:p>161.8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.085">
                <text:p>162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2.286">
                <text:p>162.2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2.472">
                <text:p>162.4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2.655">
                <text:p>162.6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.846">
                <text:p>162.8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3.029">
                <text:p>163.0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.216">
                <text:p>163.2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3.397">
                <text:p>163.3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.585">
                <text:p>163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3.755">
                <text:p>163.7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3.926">
                <text:p>163.9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.119">
                <text:p>164.1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.368">
                <text:p>164.3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.547">
                <text:p>164.5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.716">
                <text:p>164.7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4.88">
                <text:p>164.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.044">
                <text:p>165.0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.207">
                <text:p>165.2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5.385">
                <text:p>165.3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.56">
                <text:p>165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.72">
                <text:p>165.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.881">
                <text:p>165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.045">
                <text:p>166.0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6.211">
                <text:p>166.2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6.381">
                <text:p>166.3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.54">
                <text:p>166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.71">
                <text:p>166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.876">
                <text:p>166.8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.033">
                <text:p>167.0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7.195">
                <text:p>167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7.352">
                <text:p>167.3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7.519">
                <text:p>167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7.688">
                <text:p>167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7.855">
                <text:p>167.8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8.017">
                <text:p>168.0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.184">
                <text:p>168.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8.352">
                <text:p>168.3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.519">
                <text:p>168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.678">
                <text:p>168.6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8.837">
                <text:p>168.8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9.074">
                <text:p>169.0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9.246">
                <text:p>169.2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9.409">
                <text:p>169.4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.571">
                <text:p>16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9.74">
                <text:p>169.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.898">
                <text:p>169.8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.07">
                <text:p>170.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0.241">
                <text:p>170.2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0.399">
                <text:p>170.3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0.565">
                <text:p>170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.73">
                <text:p>170.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0.895">
                <text:p>170.8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1.063">
                <text:p>171.0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1.222">
                <text:p>171.2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1.459">
                <text:p>171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1.626">
                <text:p>171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.794">
                <text:p>171.7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1.956">
                <text:p>171.9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.115">
                <text:p>172.1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.282">
                <text:p>172.2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.45">
                <text:p>172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.619">
                <text:p>172.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.78">
                <text:p>172.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2.943">
                <text:p>172.9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3.109">
                <text:p>173.1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3.284">
                <text:p>173.2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3.45">
                <text:p>173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3.692">
                <text:p>173.6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3.855">
                <text:p>173.8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4.019">
                <text:p>174.0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4.197">
                <text:p>174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4.367">
                <text:p>174.3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4.532">
                <text:p>174.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4.778">
                <text:p>174.7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.026">
                <text:p>175.0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5.203">
                <text:p>175.2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5.37">
                <text:p>175.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5.547">
                <text:p>175.5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.727">
                <text:p>175.7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.896">
                <text:p>175.8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.084">
                <text:p>176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.25">
                <text:p>176.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6.426">
                <text:p>176.4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6.594">
                <text:p>176.5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.765">
                <text:p>176.7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6.933">
                <text:p>176.9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7.102">
                <text:p>177.1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7.278">
                <text:p>177.2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7.451">
                <text:p>177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7.624">
                <text:p>177.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7.791">
                <text:p>177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.957">
                <text:p>177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8.128">
                <text:p>178.1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8.303">
                <text:p>178.3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.48">
                <text:p>178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.653">
                <text:p>178.6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8.826">
                <text:p>178.8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8.999">
                <text:p>178.9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9.173">
                <text:p>179.1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.339">
                <text:p>179.3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.518">
                <text:p>179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.698">
                <text:p>179.6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.863">
                <text:p>179.8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0.174">
                <text:p>180.1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.32">
                <text:p>180.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0.462">
                <text:p>180.4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0.591">
                <text:p>180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.708">
                <text:p>180.7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.812">
                <text:p>180.8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0.895">
                <text:p>180.8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0.965">
                <text:p>180.9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1.024">
                <text:p>181.0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1.07">
                <text:p>181.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.099">
                <text:p>181.0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.119">
                <text:p>181.1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.118">
                <text:p>181.1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.107">
                <text:p>181.1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.071">
                <text:p>181.0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.031">
                <text:p>181.0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.981">
                <text:p>180.9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.928">
                <text:p>180.9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.866">
                <text:p>180.8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.799">
                <text:p>180.7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724">
                <text:p>180.7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611">
                <text:p>180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.526">
                <text:p>180.5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0.438">
                <text:p>180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0.348">
                <text:p>180.3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.245">
                <text:p>180.2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.151">
                <text:p>180.1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.05">
                <text:p>180.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.954">
                <text:p>179.9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9.857">
                <text:p>179.8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9.743">
                <text:p>179.7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9.634">
                <text:p>179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.526">
                <text:p>179.5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9.418">
                <text:p>179.4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9.307">
                <text:p>179.3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9.199">
                <text:p>179.1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9.098">
                <text:p>179.0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.997">
                <text:p>178.9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8.859">
                <text:p>178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8.763">
                <text:p>178.7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8.684">
                <text:p>178.6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8.613">
                <text:p>178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8.555">
                <text:p>178.5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8.509">
                <text:p>178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8.472">
                <text:p>178.4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8.451">
                <text:p>178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.443">
                <text:p>178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8.45">
                <text:p>178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8.471">
                <text:p>178.4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8.507">
                <text:p>178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8.554">
                <text:p>178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8.62">
                <text:p>178.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8.697">
                <text:p>178.6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8.783">
                <text:p>178.7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8.88">
                <text:p>178.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8.984">
                <text:p>178.9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9.103">
                <text:p>179.1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9.233">
                <text:p>179.2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9.367">
                <text:p>179.3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9.511">
                <text:p>179.5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9.651">
                <text:p>179.6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9.796">
                <text:p>179.7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9.939">
                <text:p>179.9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.081">
                <text:p>180.0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0.222">
                <text:p>180.2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0.355">
                <text:p>180.3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0.484">
                <text:p>180.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0.661">
                <text:p>180.6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0.763">
                <text:p>180.7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0.856">
                <text:p>180.8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0.93">
                <text:p>180.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0.997">
                <text:p>180.9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1.048">
                <text:p>181.0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1.085">
                <text:p>181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1.111">
                <text:p>181.1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1.128">
                <text:p>181.1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1.127">
                <text:p>181.1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1.116">
                <text:p>181.1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1.094">
                <text:p>181.0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1.066">
                <text:p>181.0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1.023">
                <text:p>181.0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.975">
                <text:p>180.9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922">
                <text:p>180.9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0.865">
                <text:p>180.8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0.769">
                <text:p>180.7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0.688">
                <text:p>180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0.613">
                <text:p>180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0.526">
                <text:p>180.5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0.443">
                <text:p>180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.356">
                <text:p>180.3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0.264">
                <text:p>180.2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.164">
                <text:p>180.1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0.07">
                <text:p>180.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9.972">
                <text:p>179.9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9.867">
                <text:p>179.8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9.76">
                <text:p>179.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9.544">
                <text:p>179.5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9.435">
                <text:p>179.4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9.326">
                <text:p>179.3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9.215">
                <text:p>179.2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.098">
                <text:p>179.0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8.987">
                <text:p>178.9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8.885">
                <text:p>178.8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8.781">
                <text:p>178.7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8.689">
                <text:p>178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8.603">
                <text:p>178.6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8.521">
                <text:p>178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8.456">
                <text:p>178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8.394">
                <text:p>178.3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8.351">
                <text:p>178.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8.32">
                <text:p>178.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8.303">
                <text:p>178.3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8.3">
                <text:p>178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8.312">
                <text:p>178.3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8.337">
                <text:p>178.3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8.399">
                <text:p>178.3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8.457">
                <text:p>178.4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8.525">
                <text:p>178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.605">
                <text:p>178.6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8.69">
                <text:p>178.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8.832">
                <text:p>178.8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8.942">
                <text:p>178.9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.053">
                <text:p>179.0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173">
                <text:p>179.1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9.295">
                <text:p>179.2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421">
                <text:p>179.4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.558">
                <text:p>179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9.694">
                <text:p>179.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9.826">
                <text:p>179.8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9.957">
                <text:p>179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0.081">
                <text:p>180.0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0.2">
                <text:p>180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0.309">
                <text:p>180.3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.453">
                <text:p>180.4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0.54">
                <text:p>180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.61">
                <text:p>180.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0.666">
                <text:p>180.6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0.708">
                <text:p>180.7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.746">
                <text:p>180.7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0.755">
                <text:p>180.7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0.745">
                <text:p>180.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0.723">
                <text:p>180.7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.688">
                <text:p>180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.645">
                <text:p>180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0.591">
                <text:p>180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.526">
                <text:p>180.5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0.456">
                <text:p>180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0.367">
                <text:p>180.3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.236">
                <text:p>180.2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0.14">
                <text:p>180.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0.031">
                <text:p>180.0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9.911">
                <text:p>179.9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9.793">
                <text:p>179.7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9.621">
                <text:p>179.6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9.359">
                <text:p>179.3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.227">
                <text:p>179.2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.095">
                <text:p>179.0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8.957">
                <text:p>178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8.83">
                <text:p>178.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8.696">
                <text:p>178.6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8.572">
                <text:p>178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8.452">
                <text:p>178.4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8.338">
                <text:p>178.3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8.235">
                <text:p>178.2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8.148">
                <text:p>178.1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8.069">
                <text:p>178.0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7.978">
                <text:p>177.9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7.936">
                <text:p>177.9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7.904">
                <text:p>177.9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7.89">
                <text:p>177.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7.888">
                <text:p>177.8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7.9">
                <text:p>177.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7.925">
                <text:p>177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7.963">
                <text:p>177.9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8.008">
                <text:p>178.0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8.064">
                <text:p>178.0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8.13">
                <text:p>178.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8.203">
                <text:p>178.2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8.325">
                <text:p>178.3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.417">
                <text:p>178.4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8.523">
                <text:p>178.5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8.626">
                <text:p>178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8.736">
                <text:p>178.7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8.853">
                <text:p>178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8.974">
                <text:p>178.9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9.213">
                <text:p>179.2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9.345">
                <text:p>179.3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.477">
                <text:p>179.4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9.601">
                <text:p>179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9.733">
                <text:p>179.7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9.859">
                <text:p>179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9.973">
                <text:p>179.9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0.09">
                <text:p>180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.188">
                <text:p>180.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0.277">
                <text:p>180.2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0.355">
                <text:p>180.3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.422">
                <text:p>180.4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.475">
                <text:p>180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.513">
                <text:p>180.5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0.535">
                <text:p>180.5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0.542">
                <text:p>180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0.535">
                <text:p>180.5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0.515">
                <text:p>180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.483">
                <text:p>180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0.44">
                <text:p>180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0.383">
                <text:p>180.3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0.282">
                <text:p>180.2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0.202">
                <text:p>180.2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0.111">
                <text:p>180.1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0.014">
                <text:p>180.0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9.91">
                <text:p>179.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9.8">
                <text:p>179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9.442">
                <text:p>179.4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.311">
                <text:p>179.3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9.179">
                <text:p>179.1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8.97">
                <text:p>178.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8.829">
                <text:p>178.8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8.704">
                <text:p>178.7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8.516">
                <text:p>178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8.392">
                <text:p>178.3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8.234">
                <text:p>178.2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8.14">
                <text:p>178.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8.064">
                <text:p>178.0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7.997">
                <text:p>177.9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7.948">
                <text:p>177.9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7.91">
                <text:p>177.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7.888">
                <text:p>177.8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7.88">
                <text:p>177.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7.885">
                <text:p>177.8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7.903">
                <text:p>177.9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7.934">
                <text:p>177.9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7.978">
                <text:p>177.9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8.037">
                <text:p>178.0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8.104">
                <text:p>178.1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8.176">
                <text:p>178.1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8.263">
                <text:p>178.2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8.366">
                <text:p>178.3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8.469">
                <text:p>178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8.575">
                <text:p>178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8.75">
                <text:p>178.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8.927">
                <text:p>178.9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9.051">
                <text:p>179.0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9.19">
                <text:p>179.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.327">
                <text:p>179.3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9.469">
                <text:p>179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9.611">
                <text:p>179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9.754">
                <text:p>179.7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9.948">
                <text:p>179.9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0.082">
                <text:p>180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0.201">
                <text:p>180.2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0.316">
                <text:p>180.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0.416">
                <text:p>180.4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0.506">
                <text:p>180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0.582">
                <text:p>180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0.645">
                <text:p>180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0.694">
                <text:p>180.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0.729">
                <text:p>180.7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0.748">
                <text:p>180.7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0.753">
                <text:p>180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0.738">
                <text:p>180.7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0.712">
                <text:p>180.7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0.671">
                <text:p>180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0.618">
                <text:p>180.6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0.559">
                <text:p>180.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0.494">
                <text:p>180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0.414">
                <text:p>180.4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0.328">
                <text:p>180.3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0.24">
                <text:p>180.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0.147">
                <text:p>180.1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0.049">
                <text:p>180.0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9.941">
                <text:p>179.9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9.833">
                <text:p>179.8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9.722">
                <text:p>179.7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9.607">
                <text:p>179.6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9.375">
                <text:p>179.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9.254">
                <text:p>179.2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9.133">
                <text:p>179.1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.009">
                <text:p>179.0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8.884">
                <text:p>178.8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8.754">
                <text:p>178.7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8.64">
                <text:p>178.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8.534">
                <text:p>178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8.436">
                <text:p>178.4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8.349">
                <text:p>178.3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8.272">
                <text:p>178.2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8.21">
                <text:p>178.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8.16">
                <text:p>178.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8.127">
                <text:p>178.1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8.109">
                <text:p>178.1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8.107">
                <text:p>178.1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8.119">
                <text:p>178.1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8.146">
                <text:p>178.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8.186">
                <text:p>178.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8.237">
                <text:p>178.2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8.301">
                <text:p>178.3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8.375">
                <text:p>178.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8.46">
                <text:p>178.46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